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0.078cm"/>
    </style:style>
    <style:style style:name="co3" style:family="table-column">
      <style:table-column-properties fo:break-before="auto" style:column-width="17.383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ff0000"/>
    </style:style>
    <style:style style:name="ce3" style:family="table-cell" style:parent-style-name="Default">
      <style:text-properties fo:color="#ff8000"/>
    </style:style>
    <style:style style:name="ce4" style:family="table-cell" style:parent-style-name="Default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Prior Noise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 office:value-type="string" calcext:value-type="string">
            <text:p>Best</text:p>
          </table:table-cell>
        </table:table-row>
        <table:table-row table:style-name="ro1" table:visibility="filter">
          <table:table-cell office:value-type="string" calcext:value-type="string">
            <text:p>2025-08-11 19:54:48</text:p>
          </table:table-cell>
          <table:table-cell office:value-type="string" calcext:value-type="string">
            <text:p>A_focused_woman_carefully_applies_eyeliner_with_a_thin_brush_during_a_train_journey_0.1.mp4</text:p>
          </table:table-cell>
          <table:table-cell office:value-type="string" calcext:value-type="string">
            <text:p>A focused woman carefully applies eyeliner with a thin brush during a train journey</text:p>
          </table:table-cell>
          <table:table-cell office:value-type="float" office:value="0.1" calcext:value-type="float">
            <text:p>0.1</text:p>
          </table:table-cell>
          <table:table-cell office:value-type="float" office:value="0.3072" calcext:value-type="float">
            <text:p>0.3072</text:p>
          </table:table-cell>
          <table:table-cell office:value-type="float" office:value="19.6431" calcext:value-type="float">
            <text:p>19.6431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6873" calcext:value-type="float">
            <text:p>0.6873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1 19:55:47</text:p>
          </table:table-cell>
          <table:table-cell office:value-type="string" calcext:value-type="string">
            <text:p>A_focused_woman_carefully_applies_eyeliner_with_a_thin_brush_during_a_train_journey_0.3.mp4</text:p>
          </table:table-cell>
          <table:table-cell office:value-type="string" calcext:value-type="string">
            <text:p>A focused woman carefully applies eyeliner with a thin brush during a train journey</text:p>
          </table:table-cell>
          <table:table-cell office:value-type="float" office:value="0.3" calcext:value-type="float">
            <text:p>0.3</text:p>
          </table:table-cell>
          <table:table-cell office:value-type="float" office:value="0.2803" calcext:value-type="float">
            <text:p>0.2803</text:p>
          </table:table-cell>
          <table:table-cell office:value-type="float" office:value="18.9778" calcext:value-type="float">
            <text:p>18.9778</text:p>
          </table:table-cell>
          <table:table-cell office:value-type="float" office:value="0.9508" calcext:value-type="float">
            <text:p>0.9508</text:p>
          </table:table-cell>
          <table:table-cell office:value-type="float" office:value="0.7142" calcext:value-type="float">
            <text:p>0.7142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1 19:56:10</text:p>
          </table:table-cell>
          <table:table-cell office:value-type="string" calcext:value-type="string">
            <text:p>A_focused_woman_carefully_applies_eyeliner_with_a_thin_brush_during_a_train_journey_0.5.mp4</text:p>
          </table:table-cell>
          <table:table-cell office:value-type="string" calcext:value-type="string">
            <text:p>A focused woman carefully applies eyeliner with a thin brush during a train journey</text:p>
          </table:table-cell>
          <table:table-cell office:value-type="float" office:value="0.5" calcext:value-type="float">
            <text:p>0.5</text:p>
          </table:table-cell>
          <table:table-cell office:value-type="float" office:value="0.2801" calcext:value-type="float">
            <text:p>0.2801</text:p>
          </table:table-cell>
          <table:table-cell office:value-type="float" office:value="19.2174" calcext:value-type="float">
            <text:p>19.2174</text:p>
          </table:table-cell>
          <table:table-cell office:value-type="float" office:value="0.9616" calcext:value-type="float">
            <text:p>0.9616</text:p>
          </table:table-cell>
          <table:table-cell office:value-type="float" office:value="0.7149" calcext:value-type="float">
            <text:p>0.7149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1 19:56:56</text:p>
          </table:table-cell>
          <table:table-cell office:value-type="string" calcext:value-type="string">
            <text:p>A_focused_woman_carefully_applies_face_cream_with_gentle_motions_in_her_bathroom_0.1.mp4</text:p>
          </table:table-cell>
          <table:table-cell office:value-type="string" calcext:value-type="string">
            <text:p>A focused woman carefully applies face cream with gentle motions in her bathroom</text:p>
          </table:table-cell>
          <table:table-cell office:value-type="float" office:value="0.1" calcext:value-type="float">
            <text:p>0.1</text:p>
          </table:table-cell>
          <table:table-cell office:value-type="float" office:value="0.3078" calcext:value-type="float">
            <text:p>0.3078</text:p>
          </table:table-cell>
          <table:table-cell office:value-type="float" office:value="18.7918" calcext:value-type="float">
            <text:p>18.7918</text:p>
          </table:table-cell>
          <table:table-cell office:value-type="float" office:value="0.951" calcext:value-type="float">
            <text:p>0.951</text:p>
          </table:table-cell>
          <table:table-cell office:value-type="float" office:value="0.6858" calcext:value-type="float">
            <text:p>0.6858</text:p>
          </table:table-cell>
          <table:table-cell/>
        </table:table-row>
        <table:table-row table:style-name="ro1">
          <table:table-cell office:value-type="string" calcext:value-type="string">
            <text:p>2025-08-11 19:57:24</text:p>
          </table:table-cell>
          <table:table-cell office:value-type="string" calcext:value-type="string">
            <text:p>A_focused_woman_carefully_applies_face_cream_with_gentle_motions_in_her_bathroom_0.3.mp4</text:p>
          </table:table-cell>
          <table:table-cell office:value-type="string" calcext:value-type="string">
            <text:p>A focused woman carefully applies face cream with gentle motions in her bathroom</text:p>
          </table:table-cell>
          <table:table-cell office:value-type="float" office:value="0.3" calcext:value-type="float">
            <text:p>0.3</text:p>
          </table:table-cell>
          <table:table-cell office:value-type="float" office:value="0.3165" calcext:value-type="float">
            <text:p>0.3165</text:p>
          </table:table-cell>
          <table:table-cell office:value-type="float" office:value="18.636" calcext:value-type="float">
            <text:p>18.636</text:p>
          </table:table-cell>
          <table:table-cell office:value-type="float" office:value="0.9531" calcext:value-type="float">
            <text:p>0.9531</text:p>
          </table:table-cell>
          <table:table-cell office:value-type="float" office:value="0.6769" calcext:value-type="float">
            <text:p>0.6769</text:p>
          </table:table-cell>
          <table:table-cell office:value-type="string" calcext:value-type="string">
            <text:p>XXX(appearance)</text:p>
          </table:table-cell>
        </table:table-row>
        <table:table-row table:style-name="ro1" table:visibility="filter">
          <table:table-cell office:value-type="string" calcext:value-type="string">
            <text:p>2025-08-11 19:57:48</text:p>
          </table:table-cell>
          <table:table-cell office:value-type="string" calcext:value-type="string">
            <text:p>A_focused_woman_carefully_applies_face_cream_with_gentle_motions_in_her_bathroom_0.5.mp4</text:p>
          </table:table-cell>
          <table:table-cell office:value-type="string" calcext:value-type="string">
            <text:p>A focused woman carefully applies face cream with gentle motions in her bathroom</text:p>
          </table:table-cell>
          <table:table-cell office:value-type="float" office:value="0.5" calcext:value-type="float">
            <text:p>0.5</text:p>
          </table:table-cell>
          <table:table-cell office:value-type="float" office:value="0.3153" calcext:value-type="float">
            <text:p>0.3153</text:p>
          </table:table-cell>
          <table:table-cell office:value-type="float" office:value="18.0437" calcext:value-type="float">
            <text:p>18.0437</text:p>
          </table:table-cell>
          <table:table-cell office:value-type="float" office:value="0.9508" calcext:value-type="float">
            <text:p>0.9508</text:p>
          </table:table-cell>
          <table:table-cell office:value-type="float" office:value="0.6787" calcext:value-type="float">
            <text:p>0.6787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1 19:59:07</text:p>
          </table:table-cell>
          <table:table-cell office:value-type="string" calcext:value-type="string">
            <text:p>A_small_robot_carefully_applies_eyeliner_with_a_thin_brush_in_her_bathroom_0.1.mp4</text:p>
          </table:table-cell>
          <table:table-cell office:value-type="string" calcext:value-type="string">
            <text:p>A small robot carefully applies eyeliner with a thin brush in her bathroom</text:p>
          </table:table-cell>
          <table:table-cell office:value-type="float" office:value="0.1" calcext:value-type="float">
            <text:p>0.1</text:p>
          </table:table-cell>
          <table:table-cell office:value-type="float" office:value="0.2651" calcext:value-type="float">
            <text:p>0.2651</text:p>
          </table:table-cell>
          <table:table-cell office:value-type="float" office:value="19.6267" calcext:value-type="float">
            <text:p>19.6267</text:p>
          </table:table-cell>
          <table:table-cell office:value-type="float" office:value="0.9629" calcext:value-type="float">
            <text:p>0.9629</text:p>
          </table:table-cell>
          <table:table-cell office:value-type="float" office:value="0.7311" calcext:value-type="float">
            <text:p>0.7311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1 19:59:35</text:p>
          </table:table-cell>
          <table:table-cell office:value-type="string" calcext:value-type="string">
            <text:p>A_small_robot_carefully_applies_eyeliner_with_a_thin_brush_in_her_bathroom_0.3.mp4</text:p>
          </table:table-cell>
          <table:table-cell office:value-type="string" calcext:value-type="string">
            <text:p>A small robot carefully applies eyeliner with a thin brush in her bathroom</text:p>
          </table:table-cell>
          <table:table-cell office:value-type="float" office:value="0.3" calcext:value-type="float">
            <text:p>0.3</text:p>
          </table:table-cell>
          <table:table-cell office:value-type="float" office:value="0.3206" calcext:value-type="float">
            <text:p>0.3206</text:p>
          </table:table-cell>
          <table:table-cell office:value-type="float" office:value="19.9158" calcext:value-type="float">
            <text:p>19.9158</text:p>
          </table:table-cell>
          <table:table-cell office:value-type="float" office:value="0.9886" calcext:value-type="float">
            <text:p>0.9886</text:p>
          </table:table-cell>
          <table:table-cell office:value-type="float" office:value="0.6783" calcext:value-type="float">
            <text:p>0.6783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1 19:59:54</text:p>
          </table:table-cell>
          <table:table-cell office:value-type="string" calcext:value-type="string">
            <text:p>A_small_robot_carefully_applies_eyeliner_with_a_thin_brush_in_her_bathroom_0.5.mp4</text:p>
          </table:table-cell>
          <table:table-cell office:value-type="string" calcext:value-type="string">
            <text:p>A small robot carefully applies eyeliner with a thin brush in her bathroom</text:p>
          </table:table-cell>
          <table:table-cell office:value-type="float" office:value="0.5" calcext:value-type="float">
            <text:p>0.5</text:p>
          </table:table-cell>
          <table:table-cell office:value-type="float" office:value="0.3285" calcext:value-type="float">
            <text:p>0.3285</text:p>
          </table:table-cell>
          <table:table-cell office:value-type="float" office:value="20.07" calcext:value-type="float">
            <text:p>20.07</text:p>
          </table:table-cell>
          <table:table-cell office:value-type="float" office:value="0.9621" calcext:value-type="float">
            <text:p>0.9621</text:p>
          </table:table-cell>
          <table:table-cell office:value-type="float" office:value="0.6663" calcext:value-type="float">
            <text:p>0.6663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0:57:01</text:p>
          </table:table-cell>
          <table:table-cell office:value-type="string" calcext:value-type="string">
            <text:p>A_knight_equipping_armor_practices_boxing_punching_a_red_heavy_bag_in_his_garage_home_gym_0.1.mp4</text:p>
          </table:table-cell>
          <table:table-cell office:value-type="string" calcext:value-type="string">
            <text:p>A knight equipping armor practices boxing, punching a red heavy bag in his garage home gym</text:p>
          </table:table-cell>
          <table:table-cell office:value-type="float" office:value="0.1" calcext:value-type="float">
            <text:p>0.1</text:p>
          </table:table-cell>
          <table:table-cell office:value-type="float" office:value="0.3251" calcext:value-type="float">
            <text:p>0.3251</text:p>
          </table:table-cell>
          <table:table-cell office:value-type="float" office:value="19.3881" calcext:value-type="float">
            <text:p>19.3881</text:p>
          </table:table-cell>
          <table:table-cell office:value-type="float" office:value="0.9558" calcext:value-type="float">
            <text:p>0.9558</text:p>
          </table:table-cell>
          <table:table-cell office:value-type="float" office:value="0.669399976730347" calcext:value-type="float">
            <text:p>0.669399976730347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0:57:46</text:p>
          </table:table-cell>
          <table:table-cell office:value-type="string" calcext:value-type="string">
            <text:p>A_knight_equipping_armor_practices_boxing_punching_a_red_heavy_bag_in_his_garage_home_gym_0.3.mp4</text:p>
          </table:table-cell>
          <table:table-cell office:value-type="string" calcext:value-type="string">
            <text:p>A knight equipping armor practices boxing, punching a red heavy bag in his garage home gym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19.1891" calcext:value-type="float">
            <text:p>19.1891</text:p>
          </table:table-cell>
          <table:table-cell office:value-type="float" office:value="0.985" calcext:value-type="float">
            <text:p>0.985</text:p>
          </table:table-cell>
          <table:table-cell office:value-type="float" office:value="0.677799999713898" calcext:value-type="float">
            <text:p>0.677799999713898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0:58:11</text:p>
          </table:table-cell>
          <table:table-cell office:value-type="string" calcext:value-type="string">
            <text:p>A_knight_equipping_armor_practices_boxing_punching_a_red_heavy_bag_in_his_garage_home_gym_0.5.mp4</text:p>
          </table:table-cell>
          <table:table-cell office:value-type="string" calcext:value-type="string">
            <text:p>A knight equipping armor practices boxing, punching a red heavy bag in his garage home gym</text:p>
          </table:table-cell>
          <table:table-cell office:value-type="float" office:value="0.5" calcext:value-type="float">
            <text:p>0.5</text:p>
          </table:table-cell>
          <table:table-cell office:value-type="float" office:value="0.3264" calcext:value-type="float">
            <text:p>0.3264</text:p>
          </table:table-cell>
          <table:table-cell office:value-type="float" office:value="19.4119" calcext:value-type="float">
            <text:p>19.4119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670700013637543" calcext:value-type="float">
            <text:p>0.670700013637543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0:59:42</text:p>
          </table:table-cell>
          <table:table-cell office:value-type="string" calcext:value-type="string">
            <text:p>A_man_wearing_white_tank_top_practices_boxing_punching_a_red_heavy_bag_in_a_boxing_ring_0.1.mp4</text:p>
          </table:table-cell>
          <table:table-cell office:value-type="string" calcext:value-type="string">
            <text:p>A man wearing white tank top practices boxing, punching a red heavy bag in a boxing ring</text:p>
          </table:table-cell>
          <table:table-cell office:value-type="float" office:value="0.1" calcext:value-type="float">
            <text:p>0.1</text:p>
          </table:table-cell>
          <table:table-cell office:value-type="float" office:value="0.3204" calcext:value-type="float">
            <text:p>0.3204</text:p>
          </table:table-cell>
          <table:table-cell office:value-type="float" office:value="18.1901" calcext:value-type="float">
            <text:p>18.1901</text:p>
          </table:table-cell>
          <table:table-cell table:style-name="ce2" office:value-type="float" office:value="0.9795" calcext:value-type="float">
            <text:p>0.9795</text:p>
          </table:table-cell>
          <table:table-cell office:value-type="float" office:value="0.677200019359589" calcext:value-type="float">
            <text:p>0.677200019359589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00:14</text:p>
          </table:table-cell>
          <table:table-cell office:value-type="string" calcext:value-type="string">
            <text:p>A_man_wearing_white_tank_top_practices_boxing_punching_a_red_heavy_bag_in_a_boxing_ring_0.3.mp4</text:p>
          </table:table-cell>
          <table:table-cell office:value-type="string" calcext:value-type="string">
            <text:p>A man wearing white tank top practices boxing, punching a red heavy bag in a boxing ring</text:p>
          </table:table-cell>
          <table:table-cell office:value-type="float" office:value="0.3" calcext:value-type="float">
            <text:p>0.3</text:p>
          </table:table-cell>
          <table:table-cell office:value-type="float" office:value="0.3354" calcext:value-type="float">
            <text:p>0.3354</text:p>
          </table:table-cell>
          <table:table-cell office:value-type="float" office:value="19.096" calcext:value-type="float">
            <text:p>19.096</text:p>
          </table:table-cell>
          <table:table-cell office:value-type="float" office:value="0.9721" calcext:value-type="float">
            <text:p>0.9721</text:p>
          </table:table-cell>
          <table:table-cell office:value-type="float" office:value="0.661199986934662" calcext:value-type="float">
            <text:p>0.661199986934662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00:33</text:p>
          </table:table-cell>
          <table:table-cell office:value-type="string" calcext:value-type="string">
            <text:p>A_man_wearing_white_tank_top_practices_boxing_punching_a_red_heavy_bag_in_a_boxing_ring_0.5.mp4</text:p>
          </table:table-cell>
          <table:table-cell office:value-type="string" calcext:value-type="string">
            <text:p>A man wearing white tank top practices boxing, punching a red heavy bag in a boxing ring</text:p>
          </table:table-cell>
          <table:table-cell office:value-type="float" office:value="0.5" calcext:value-type="float">
            <text:p>0.5</text:p>
          </table:table-cell>
          <table:table-cell office:value-type="float" office:value="0.3383" calcext:value-type="float">
            <text:p>0.3383</text:p>
          </table:table-cell>
          <table:table-cell office:value-type="float" office:value="19.808" calcext:value-type="float">
            <text:p>19.808</text:p>
          </table:table-cell>
          <table:table-cell office:value-type="float" office:value="0.9642" calcext:value-type="float">
            <text:p>0.9642</text:p>
          </table:table-cell>
          <table:table-cell office:value-type="float" office:value="0.657400012016296" calcext:value-type="float">
            <text:p>0.657400012016296</text:p>
          </table:table-cell>
          <table:table-cell/>
        </table:table-row>
        <table:table-row table:style-name="ro1">
          <table:table-cell office:value-type="string" calcext:value-type="string">
            <text:p>2025-08-12 11:04:02</text:p>
          </table:table-cell>
          <table:table-cell office:value-type="string" calcext:value-type="string">
            <text:p>A_man_wearing_white_tank_top_practices_cooking_flipping_pancakes_in_his_garage_home_gym_0.1.mp4</text:p>
          </table:table-cell>
          <table:table-cell office:value-type="string" calcext:value-type="string">
            <text:p>A man wearing white tank top practices cooking, flipping pancakes in his garage home gym</text:p>
          </table:table-cell>
          <table:table-cell office:value-type="float" office:value="0.1" calcext:value-type="float">
            <text:p>0.1</text:p>
          </table:table-cell>
          <table:table-cell table:style-name="ce2" office:value-type="float" office:value="0.4104" calcext:value-type="float">
            <text:p>0.4104</text:p>
          </table:table-cell>
          <table:table-cell office:value-type="float" office:value="21.1758" calcext:value-type="float">
            <text:p>21.1758</text:p>
          </table:table-cell>
          <table:table-cell office:value-type="float" office:value="0.9614" calcext:value-type="float">
            <text:p>0.9614</text:p>
          </table:table-cell>
          <table:table-cell table:style-name="ce2" office:value-type="float" office:value="0.582599997520447" calcext:value-type="float">
            <text:p>0.582599997520447</text:p>
          </table:table-cell>
          <table:table-cell office:value-type="string" calcext:value-type="string">
            <text:p>XXX(motion)</text:p>
          </table:table-cell>
        </table:table-row>
        <table:table-row table:style-name="ro1" table:visibility="filter">
          <table:table-cell office:value-type="string" calcext:value-type="string">
            <text:p>2025-08-12 11:04:21</text:p>
          </table:table-cell>
          <table:table-cell office:value-type="string" calcext:value-type="string">
            <text:p>A_man_wearing_white_tank_top_practices_cooking_flipping_pancakes_in_his_garage_home_gym_0.3.mp4</text:p>
          </table:table-cell>
          <table:table-cell office:value-type="string" calcext:value-type="string">
            <text:p>A man wearing white tank top practices cooking, flipping pancakes in his garage home gym</text:p>
          </table:table-cell>
          <table:table-cell office:value-type="float" office:value="0.3" calcext:value-type="float">
            <text:p>0.3</text:p>
          </table:table-cell>
          <table:table-cell office:value-type="float" office:value="0.3605" calcext:value-type="float">
            <text:p>0.3605</text:p>
          </table:table-cell>
          <table:table-cell office:value-type="float" office:value="21.1078" calcext:value-type="float">
            <text:p>21.1078</text:p>
          </table:table-cell>
          <table:table-cell office:value-type="float" office:value="0.9677" calcext:value-type="float">
            <text:p>0.9677</text:p>
          </table:table-cell>
          <table:table-cell office:value-type="float" office:value="0.63510000705719" calcext:value-type="float">
            <text:p>0.63510000705719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04:42</text:p>
          </table:table-cell>
          <table:table-cell office:value-type="string" calcext:value-type="string">
            <text:p>A_man_wearing_white_tank_top_practices_cooking_flipping_pancakes_in_his_garage_home_gym_0.5.mp4</text:p>
          </table:table-cell>
          <table:table-cell office:value-type="string" calcext:value-type="string">
            <text:p>A man wearing white tank top practices cooking, flipping pancakes in his garage home gym</text:p>
          </table:table-cell>
          <table:table-cell office:value-type="float" office:value="0.5" calcext:value-type="float">
            <text:p>0.5</text:p>
          </table:table-cell>
          <table:table-cell office:value-type="float" office:value="0.3402" calcext:value-type="float">
            <text:p>0.3402</text:p>
          </table:table-cell>
          <table:table-cell office:value-type="float" office:value="21.0485" calcext:value-type="float">
            <text:p>21.0485</text:p>
          </table:table-cell>
          <table:table-cell office:value-type="float" office:value="0.9579" calcext:value-type="float">
            <text:p>0.9579</text:p>
          </table:table-cell>
          <table:table-cell office:value-type="float" office:value="0.654500007629395" calcext:value-type="float">
            <text:p>0.654500007629395</text:p>
          </table:table-cell>
          <table:table-cell/>
        </table:table-row>
        <table:table-row table:style-name="ro1">
          <table:table-cell office:value-type="string" calcext:value-type="string">
            <text:p>2025-08-12 11:08:56</text:p>
          </table:table-cell>
          <table:table-cell office:value-type="string" calcext:value-type="string">
            <text:p>A_crystal_skeleton_is_brushing_its_teeth_in_a_bathroom_0.1.mp4</text:p>
          </table:table-cell>
          <table:table-cell office:value-type="string" calcext:value-type="string">
            <text:p>A crystal skeleton is brushing its teeth in a bathroom</text:p>
          </table:table-cell>
          <table:table-cell office:value-type="float" office:value="0.1" calcext:value-type="float">
            <text:p>0.1</text:p>
          </table:table-cell>
          <table:table-cell table:style-name="ce3" office:value-type="float" office:value="0.4077" calcext:value-type="float">
            <text:p>0.4077</text:p>
          </table:table-cell>
          <table:table-cell table:style-name="ce2" office:value-type="float" office:value="22.5528" calcext:value-type="float">
            <text:p>22.5528</text:p>
          </table:table-cell>
          <table:table-cell office:value-type="float" office:value="0.9765" calcext:value-type="float">
            <text:p>0.9765</text:p>
          </table:table-cell>
          <table:table-cell table:style-name="ce4" office:value-type="float" office:value="0.5886" calcext:value-type="float">
            <text:p>0.5886</text:p>
          </table:table-cell>
          <table:table-cell office:value-type="string" calcext:value-type="string">
            <text:p>XXX(Subject)</text:p>
          </table:table-cell>
        </table:table-row>
        <table:table-row table:style-name="ro1" table:visibility="filter">
          <table:table-cell office:value-type="string" calcext:value-type="string">
            <text:p>2025-08-12 11:09:23</text:p>
          </table:table-cell>
          <table:table-cell office:value-type="string" calcext:value-type="string">
            <text:p>A_crystal_skeleton_is_brushing_its_teeth_in_a_bathroom_0.3.mp4</text:p>
          </table:table-cell>
          <table:table-cell office:value-type="string" calcext:value-type="string">
            <text:p>A crystal skeleton is brushing its teeth in a bathroom</text:p>
          </table:table-cell>
          <table:table-cell office:value-type="float" office:value="0.3" calcext:value-type="float">
            <text:p>0.3</text:p>
          </table:table-cell>
          <table:table-cell office:value-type="float" office:value="0.3925" calcext:value-type="float">
            <text:p>0.3925</text:p>
          </table:table-cell>
          <table:table-cell office:value-type="float" office:value="22.2069" calcext:value-type="float">
            <text:p>22.2069</text:p>
          </table:table-cell>
          <table:table-cell office:value-type="float" office:value="0.9613" calcext:value-type="float">
            <text:p>0.9613</text:p>
          </table:table-cell>
          <table:table-cell office:value-type="float" office:value="0.6008" calcext:value-type="float">
            <text:p>0.6008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09:40</text:p>
          </table:table-cell>
          <table:table-cell office:value-type="string" calcext:value-type="string">
            <text:p>A_crystal_skeleton_is_brushing_its_teeth_in_a_bathroom_0.5.mp4</text:p>
          </table:table-cell>
          <table:table-cell office:value-type="string" calcext:value-type="string">
            <text:p>A crystal skeleton is brushing its teeth in a bathroom</text:p>
          </table:table-cell>
          <table:table-cell office:value-type="float" office:value="0.5" calcext:value-type="float">
            <text:p>0.5</text:p>
          </table:table-cell>
          <table:table-cell office:value-type="float" office:value="0.2887" calcext:value-type="float">
            <text:p>0.2887</text:p>
          </table:table-cell>
          <table:table-cell office:value-type="float" office:value="19.9652" calcext:value-type="float">
            <text:p>19.9652</text:p>
          </table:table-cell>
          <table:table-cell office:value-type="float" office:value="0.947" calcext:value-type="float">
            <text:p>0.947</text:p>
          </table:table-cell>
          <table:table-cell office:value-type="float" office:value="0.705" calcext:value-type="float">
            <text:p>0.705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10:11</text:p>
          </table:table-cell>
          <table:table-cell office:value-type="string" calcext:value-type="string">
            <text:p>A_young_girl_with_long_blonde_hair_is_applying_lipstick_to_her_lips_in_a_bathroom_0.1.mp4</text:p>
          </table:table-cell>
          <table:table-cell office:value-type="string" calcext:value-type="string">
            <text:p>A young girl with long blonde hair is applying lipstick to her lips in a bathroom</text:p>
          </table:table-cell>
          <table:table-cell office:value-type="float" office:value="0.1" calcext:value-type="float">
            <text:p>0.1</text:p>
          </table:table-cell>
          <table:table-cell office:value-type="float" office:value="0.3767" calcext:value-type="float">
            <text:p>0.3767</text:p>
          </table:table-cell>
          <table:table-cell office:value-type="float" office:value="21.5421" calcext:value-type="float">
            <text:p>21.5421</text:p>
          </table:table-cell>
          <table:table-cell office:value-type="float" office:value="0.9697" calcext:value-type="float">
            <text:p>0.9697</text:p>
          </table:table-cell>
          <table:table-cell office:value-type="float" office:value="0.6187" calcext:value-type="float">
            <text:p>0.6187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10:23</text:p>
          </table:table-cell>
          <table:table-cell office:value-type="string" calcext:value-type="string">
            <text:p>A_young_girl_with_long_blonde_hair_is_applying_lipstick_to_her_lips_in_a_bathroom_0.3.mp4</text:p>
          </table:table-cell>
          <table:table-cell office:value-type="string" calcext:value-type="string">
            <text:p>A young girl with long blonde hair is applying lipstick to her lips in a bathroom</text:p>
          </table:table-cell>
          <table:table-cell office:value-type="float" office:value="0.3" calcext:value-type="float">
            <text:p>0.3</text:p>
          </table:table-cell>
          <table:table-cell office:value-type="float" office:value="0.3666" calcext:value-type="float">
            <text:p>0.3666</text:p>
          </table:table-cell>
          <table:table-cell office:value-type="float" office:value="20.3507" calcext:value-type="float">
            <text:p>20.3507</text:p>
          </table:table-cell>
          <table:table-cell office:value-type="float" office:value="0.9802" calcext:value-type="float">
            <text:p>0.9802</text:p>
          </table:table-cell>
          <table:table-cell office:value-type="float" office:value="0.6305" calcext:value-type="float">
            <text:p>0.6305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10:35</text:p>
          </table:table-cell>
          <table:table-cell office:value-type="string" calcext:value-type="string">
            <text:p>A_young_girl_with_long_blonde_hair_is_applying_lipstick_to_her_lips_in_a_bathroom_0.5.mp4</text:p>
          </table:table-cell>
          <table:table-cell office:value-type="string" calcext:value-type="string">
            <text:p>A young girl with long blonde hair is applying lipstick to her lips in a bathroom</text:p>
          </table:table-cell>
          <table:table-cell office:value-type="float" office:value="0.5" calcext:value-type="float">
            <text:p>0.5</text:p>
          </table:table-cell>
          <table:table-cell office:value-type="float" office:value="0.3401" calcext:value-type="float">
            <text:p>0.3401</text:p>
          </table:table-cell>
          <table:table-cell office:value-type="float" office:value="19.9642" calcext:value-type="float">
            <text:p>19.9642</text:p>
          </table:table-cell>
          <table:table-cell office:value-type="float" office:value="0.9696" calcext:value-type="float">
            <text:p>0.9696</text:p>
          </table:table-cell>
          <table:table-cell office:value-type="float" office:value="0.6564" calcext:value-type="float">
            <text:p>0.6564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11:07</text:p>
          </table:table-cell>
          <table:table-cell office:value-type="string" calcext:value-type="string">
            <text:p>A_young_girl_with_long_blonde_hair_is_brushing_her_teeth_at_Heathrow_Airport_0.1.mp4</text:p>
          </table:table-cell>
          <table:table-cell office:value-type="string" calcext:value-type="string">
            <text:p>A young girl with long blonde hair is brushing her teeth at Heathrow Airport</text:p>
          </table:table-cell>
          <table:table-cell office:value-type="float" office:value="0.1" calcext:value-type="float">
            <text:p>0.1</text:p>
          </table:table-cell>
          <table:table-cell office:value-type="float" office:value="0.3492" calcext:value-type="float">
            <text:p>0.3492</text:p>
          </table:table-cell>
          <table:table-cell table:style-name="ce3" office:value-type="float" office:value="21.7393" calcext:value-type="float">
            <text:p>21.7393</text:p>
          </table:table-cell>
          <table:table-cell office:value-type="float" office:value="0.9772" calcext:value-type="float">
            <text:p>0.9772</text:p>
          </table:table-cell>
          <table:table-cell office:value-type="float" office:value="0.6475" calcext:value-type="float">
            <text:p>0.6475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11:21</text:p>
          </table:table-cell>
          <table:table-cell office:value-type="string" calcext:value-type="string">
            <text:p>A_young_girl_with_long_blonde_hair_is_brushing_her_teeth_at_Heathrow_Airport_0.3.mp4</text:p>
          </table:table-cell>
          <table:table-cell office:value-type="string" calcext:value-type="string">
            <text:p>A young girl with long blonde hair is brushing her teeth at Heathrow Airport</text:p>
          </table:table-cell>
          <table:table-cell office:value-type="float" office:value="0.3" calcext:value-type="float">
            <text:p>0.3</text:p>
          </table:table-cell>
          <table:table-cell office:value-type="float" office:value="0.3585" calcext:value-type="float">
            <text:p>0.3585</text:p>
          </table:table-cell>
          <table:table-cell office:value-type="float" office:value="22.2282" calcext:value-type="float">
            <text:p>22.2282</text:p>
          </table:table-cell>
          <table:table-cell office:value-type="float" office:value="0.9545" calcext:value-type="float">
            <text:p>0.9545</text:p>
          </table:table-cell>
          <table:table-cell office:value-type="float" office:value="0.6362" calcext:value-type="float">
            <text:p>0.6362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11:42</text:p>
          </table:table-cell>
          <table:table-cell office:value-type="string" calcext:value-type="string">
            <text:p>A_young_girl_with_long_blonde_hair_is_brushing_her_teeth_at_Heathrow_Airport_0.5.mp4</text:p>
          </table:table-cell>
          <table:table-cell office:value-type="string" calcext:value-type="string">
            <text:p>A young girl with long blonde hair is brushing her teeth at Heathrow Airport</text:p>
          </table:table-cell>
          <table:table-cell office:value-type="float" office:value="0.5" calcext:value-type="float">
            <text:p>0.5</text:p>
          </table:table-cell>
          <table:table-cell office:value-type="float" office:value="0.3396" calcext:value-type="float">
            <text:p>0.3396</text:p>
          </table:table-cell>
          <table:table-cell office:value-type="float" office:value="22.0805" calcext:value-type="float">
            <text:p>22.0805</text:p>
          </table:table-cell>
          <table:table-cell office:value-type="float" office:value="0.963" calcext:value-type="float">
            <text:p>0.963</text:p>
          </table:table-cell>
          <table:table-cell office:value-type="float" office:value="0.6552" calcext:value-type="float">
            <text:p>0.6552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18:51</text:p>
          </table:table-cell>
          <table:table-cell office:value-type="string" calcext:value-type="string">
            <text:p>A_muscular_alien_performs_an_impressive_snatch_lifting_a_heavy_barbell_overhead_in_a_gym_0.1.mp4</text:p>
          </table:table-cell>
          <table:table-cell office:value-type="string" calcext:value-type="string">
            <text:p>A muscular alien performs an impressive snatch, lifting a heavy barbell overhead in a gym</text:p>
          </table:table-cell>
          <table:table-cell office:value-type="float" office:value="0.1" calcext:value-type="float">
            <text:p>0.1</text:p>
          </table:table-cell>
          <table:table-cell office:value-type="float" office:value="0.3375" calcext:value-type="float">
            <text:p>0.3375</text:p>
          </table:table-cell>
          <table:table-cell office:value-type="float" office:value="20.7466" calcext:value-type="float">
            <text:p>20.7466</text:p>
          </table:table-cell>
          <table:table-cell office:value-type="float" office:value="0.9471" calcext:value-type="float">
            <text:p>0.9471</text:p>
          </table:table-cell>
          <table:table-cell office:value-type="float" office:value="0.6551" calcext:value-type="float">
            <text:p>0.6551</text:p>
          </table:table-cell>
          <table:table-cell/>
        </table:table-row>
        <table:table-row table:style-name="ro1">
          <table:table-cell office:value-type="string" calcext:value-type="string">
            <text:p>2025-08-12 11:19:05</text:p>
          </table:table-cell>
          <table:table-cell office:value-type="string" calcext:value-type="string">
            <text:p>A_muscular_alien_performs_an_impressive_snatch_lifting_a_heavy_barbell_overhead_in_a_gym_0.3.mp4</text:p>
          </table:table-cell>
          <table:table-cell office:value-type="string" calcext:value-type="string">
            <text:p>A muscular alien performs an impressive snatch, lifting a heavy barbell overhead in a gym</text:p>
          </table:table-cell>
          <table:table-cell office:value-type="float" office:value="0.3" calcext:value-type="float">
            <text:p>0.3</text:p>
          </table:table-cell>
          <table:table-cell office:value-type="float" office:value="0.3287" calcext:value-type="float">
            <text:p>0.3287</text:p>
          </table:table-cell>
          <table:table-cell office:value-type="float" office:value="21.2953" calcext:value-type="float">
            <text:p>21.2953</text:p>
          </table:table-cell>
          <table:table-cell office:value-type="float" office:value="0.9773" calcext:value-type="float">
            <text:p>0.9773</text:p>
          </table:table-cell>
          <table:table-cell office:value-type="float" office:value="0.6683" calcext:value-type="float">
            <text:p>0.6683</text:p>
          </table:table-cell>
          <table:table-cell office:value-type="string" calcext:value-type="string">
            <text:p>XXX</text:p>
          </table:table-cell>
        </table:table-row>
        <table:table-row table:style-name="ro1" table:visibility="filter">
          <table:table-cell office:value-type="string" calcext:value-type="string">
            <text:p>2025-08-12 11:19:21</text:p>
          </table:table-cell>
          <table:table-cell office:value-type="string" calcext:value-type="string">
            <text:p>A_muscular_alien_performs_an_impressive_snatch_lifting_a_heavy_barbell_overhead_in_a_gym_0.5.mp4</text:p>
          </table:table-cell>
          <table:table-cell office:value-type="string" calcext:value-type="string">
            <text:p>A muscular alien performs an impressive snatch, lifting a heavy barbell overhead in a gym</text:p>
          </table:table-cell>
          <table:table-cell office:value-type="float" office:value="0.5" calcext:value-type="float">
            <text:p>0.5</text:p>
          </table:table-cell>
          <table:table-cell office:value-type="float" office:value="0.3191" calcext:value-type="float">
            <text:p>0.3191</text:p>
          </table:table-cell>
          <table:table-cell office:value-type="float" office:value="19.8599" calcext:value-type="float">
            <text:p>19.8599</text:p>
          </table:table-cell>
          <table:table-cell office:value-type="float" office:value="0.9363" calcext:value-type="float">
            <text:p>0.9363</text:p>
          </table:table-cell>
          <table:table-cell office:value-type="float" office:value="0.6723" calcext:value-type="float">
            <text:p>0.6723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19:42</text:p>
          </table:table-cell>
          <table:table-cell office:value-type="string" calcext:value-type="string">
            <text:p>A_strong_man_does_jumping_jacks_with_perfect_form_in_a_gym_0.1.mp4</text:p>
          </table:table-cell>
          <table:table-cell office:value-type="string" calcext:value-type="string">
            <text:p>A strong man does jumping jacks with perfect form in a gym</text:p>
          </table:table-cell>
          <table:table-cell office:value-type="float" office:value="0.1" calcext:value-type="float">
            <text:p>0.1</text:p>
          </table:table-cell>
          <table:table-cell office:value-type="float" office:value="0.3184" calcext:value-type="float">
            <text:p>0.3184</text:p>
          </table:table-cell>
          <table:table-cell office:value-type="float" office:value="19.6437" calcext:value-type="float">
            <text:p>19.6437</text:p>
          </table:table-cell>
          <table:table-cell office:value-type="float" office:value="0.9302" calcext:value-type="float">
            <text:p>0.9302</text:p>
          </table:table-cell>
          <table:table-cell office:value-type="float" office:value="0.6743" calcext:value-type="float">
            <text:p>0.6743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19:57</text:p>
          </table:table-cell>
          <table:table-cell office:value-type="string" calcext:value-type="string">
            <text:p>A_strong_man_does_jumping_jacks_with_perfect_form_in_a_gym_0.3.mp4</text:p>
          </table:table-cell>
          <table:table-cell office:value-type="string" calcext:value-type="string">
            <text:p>A strong man does jumping jacks with perfect form in a gym</text:p>
          </table:table-cell>
          <table:table-cell office:value-type="float" office:value="0.3" calcext:value-type="float">
            <text:p>0.3</text:p>
          </table:table-cell>
          <table:table-cell office:value-type="float" office:value="0.3228" calcext:value-type="float">
            <text:p>0.3228</text:p>
          </table:table-cell>
          <table:table-cell office:value-type="float" office:value="19.286" calcext:value-type="float">
            <text:p>19.286</text:p>
          </table:table-cell>
          <table:table-cell office:value-type="float" office:value="0.9362" calcext:value-type="float">
            <text:p>0.9362</text:p>
          </table:table-cell>
          <table:table-cell office:value-type="float" office:value="0.6699" calcext:value-type="float">
            <text:p>0.6699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20:10</text:p>
          </table:table-cell>
          <table:table-cell office:value-type="string" calcext:value-type="string">
            <text:p>A_strong_man_does_jumping_jacks_with_perfect_form_in_a_gym_0.5.mp4</text:p>
          </table:table-cell>
          <table:table-cell office:value-type="string" calcext:value-type="string">
            <text:p>A strong man does jumping jacks with perfect form in a gym</text:p>
          </table:table-cell>
          <table:table-cell office:value-type="float" office:value="0.5" calcext:value-type="float">
            <text:p>0.5</text:p>
          </table:table-cell>
          <table:table-cell office:value-type="float" office:value="0.3158" calcext:value-type="float">
            <text:p>0.3158</text:p>
          </table:table-cell>
          <table:table-cell office:value-type="float" office:value="19.0872" calcext:value-type="float">
            <text:p>19.0872</text:p>
          </table:table-cell>
          <table:table-cell office:value-type="float" office:value="0.9703" calcext:value-type="float">
            <text:p>0.9703</text:p>
          </table:table-cell>
          <table:table-cell office:value-type="float" office:value="0.6801" calcext:value-type="float">
            <text:p>0.6801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20:46</text:p>
          </table:table-cell>
          <table:table-cell office:value-type="string" calcext:value-type="string">
            <text:p>A_strong_man_performs_an_impressive_snatch_lifting_a_heavy_barbell_overhead_in_front_of_Buckingham_Palace_0.1.mp4</text:p>
          </table:table-cell>
          <table:table-cell office:value-type="string" calcext:value-type="string">
            <text:p>A strong man performs an impressive snatch, lifting a heavy barbell overhead in front of Buckingham Palace</text:p>
          </table:table-cell>
          <table:table-cell office:value-type="float" office:value="0.1" calcext:value-type="float">
            <text:p>0.1</text:p>
          </table:table-cell>
          <table:table-cell office:value-type="float" office:value="0.3019" calcext:value-type="float">
            <text:p>0.3019</text:p>
          </table:table-cell>
          <table:table-cell office:value-type="float" office:value="20.5832" calcext:value-type="float">
            <text:p>20.5832</text:p>
          </table:table-cell>
          <table:table-cell office:value-type="float" office:value="0.9466" calcext:value-type="float">
            <text:p>0.9466</text:p>
          </table:table-cell>
          <table:table-cell office:value-type="float" office:value="0.6913" calcext:value-type="float">
            <text:p>0.6913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21:09</text:p>
          </table:table-cell>
          <table:table-cell office:value-type="string" calcext:value-type="string">
            <text:p>A_strong_man_performs_an_impressive_snatch_lifting_a_heavy_barbell_overhead_in_front_of_Buckingham_Palace_0.3.mp4</text:p>
          </table:table-cell>
          <table:table-cell office:value-type="string" calcext:value-type="string">
            <text:p>A strong man performs an impressive snatch, lifting a heavy barbell overhead in front of Buckingham Palace</text:p>
          </table:table-cell>
          <table:table-cell office:value-type="float" office:value="0.3" calcext:value-type="float">
            <text:p>0.3</text:p>
          </table:table-cell>
          <table:table-cell office:value-type="float" office:value="0.2845" calcext:value-type="float">
            <text:p>0.2845</text:p>
          </table:table-cell>
          <table:table-cell office:value-type="float" office:value="20.3702" calcext:value-type="float">
            <text:p>20.3702</text:p>
          </table:table-cell>
          <table:table-cell office:value-type="float" office:value="0.9542" calcext:value-type="float">
            <text:p>0.9542</text:p>
          </table:table-cell>
          <table:table-cell office:value-type="float" office:value="0.7101" calcext:value-type="float">
            <text:p>0.7101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21:25</text:p>
          </table:table-cell>
          <table:table-cell office:value-type="string" calcext:value-type="string">
            <text:p>A_strong_man_performs_an_impressive_snatch_lifting_a_heavy_barbell_overhead_in_front_of_Buckingham_Palace_0.5.mp4</text:p>
          </table:table-cell>
          <table:table-cell office:value-type="string" calcext:value-type="string">
            <text:p>A strong man performs an impressive snatch, lifting a heavy barbell overhead in front of Buckingham Palace</text:p>
          </table:table-cell>
          <table:table-cell office:value-type="float" office:value="0.5" calcext:value-type="float">
            <text:p>0.5</text:p>
          </table:table-cell>
          <table:table-cell office:value-type="float" office:value="0.2834" calcext:value-type="float">
            <text:p>0.2834</text:p>
          </table:table-cell>
          <table:table-cell office:value-type="float" office:value="21.2817" calcext:value-type="float">
            <text:p>21.2817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7152" calcext:value-type="float">
            <text:p>0.7152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32:25</text:p>
          </table:table-cell>
          <table:table-cell office:value-type="string" calcext:value-type="string">
            <text:p>Two_focused_fencers_in_white_uniforms_duel_on_a_strip_inside_a_business_office_0.1.mp4</text:p>
          </table:table-cell>
          <table:table-cell office:value-type="string" calcext:value-type="string">
            <text:p>Two focused fencers in white uniforms duel on a strip inside a business office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4074" calcext:value-type="float">
            <text:p>0.4074</text:p>
          </table:table-cell>
          <table:table-cell office:value-type="float" office:value="21.6207" calcext:value-type="float">
            <text:p>21.6207</text:p>
          </table:table-cell>
          <table:table-cell office:value-type="float" office:value="0.9635" calcext:value-type="float">
            <text:p>0.9635</text:p>
          </table:table-cell>
          <table:table-cell table:style-name="ce3" office:value-type="float" office:value="0.5874" calcext:value-type="float">
            <text:p>0.5874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32:43</text:p>
          </table:table-cell>
          <table:table-cell office:value-type="string" calcext:value-type="string">
            <text:p>Two_focused_fencers_in_white_uniforms_duel_on_a_strip_inside_a_business_office_0.3.mp4</text:p>
          </table:table-cell>
          <table:table-cell office:value-type="string" calcext:value-type="string">
            <text:p>Two focused fencers in white uniforms duel on a strip inside a business office</text:p>
          </table:table-cell>
          <table:table-cell office:value-type="float" office:value="0.3" calcext:value-type="float">
            <text:p>0.3</text:p>
          </table:table-cell>
          <table:table-cell office:value-type="float" office:value="0.3896" calcext:value-type="float">
            <text:p>0.3896</text:p>
          </table:table-cell>
          <table:table-cell office:value-type="float" office:value="21.6238" calcext:value-type="float">
            <text:p>21.6238</text:p>
          </table:table-cell>
          <table:table-cell office:value-type="float" office:value="0.9809" calcext:value-type="float">
            <text:p>0.9809</text:p>
          </table:table-cell>
          <table:table-cell office:value-type="float" office:value="0.6071" calcext:value-type="float">
            <text:p>0.6071</text:p>
          </table:table-cell>
          <table:table-cell/>
        </table:table-row>
        <table:table-row table:style-name="ro1">
          <table:table-cell office:value-type="string" calcext:value-type="string">
            <text:p>2025-08-12 11:33:09</text:p>
          </table:table-cell>
          <table:table-cell office:value-type="string" calcext:value-type="string">
            <text:p>Two_focused_fencers_in_white_uniforms_duel_on_a_strip_inside_a_business_office_0.5.mp4</text:p>
          </table:table-cell>
          <table:table-cell office:value-type="string" calcext:value-type="string">
            <text:p>Two focused fencers in white uniforms duel on a strip inside a business office</text:p>
          </table:table-cell>
          <table:table-cell office:value-type="float" office:value="0.5" calcext:value-type="float">
            <text:p>0.5</text:p>
          </table:table-cell>
          <table:table-cell office:value-type="float" office:value="0.3949" calcext:value-type="float">
            <text:p>0.3949</text:p>
          </table:table-cell>
          <table:table-cell office:value-type="float" office:value="22.1261" calcext:value-type="float">
            <text:p>22.1261</text:p>
          </table:table-cell>
          <table:table-cell office:value-type="float" office:value="0.9613" calcext:value-type="float">
            <text:p>0.9613</text:p>
          </table:table-cell>
          <table:table-cell office:value-type="float" office:value="0.5997" calcext:value-type="float">
            <text:p>0.5997</text:p>
          </table:table-cell>
          <table:table-cell office:value-type="string" calcext:value-type="string">
            <text:p>XXX(background)</text:p>
          </table:table-cell>
        </table:table-row>
        <table:table-row table:style-name="ro1" table:visibility="filter">
          <table:table-cell office:value-type="string" calcext:value-type="string">
            <text:p>2025-08-12 11:39:44</text:p>
          </table:table-cell>
          <table:table-cell office:value-type="string" calcext:value-type="string">
            <text:p>Two_focused_fencers_practice_footwork_on_a_strip_inside_a_large_sports_hall_0.1.mp4</text:p>
          </table:table-cell>
          <table:table-cell office:value-type="string" calcext:value-type="string">
            <text:p>Two focused fencers practice footwork on a strip inside a large sports hall</text:p>
          </table:table-cell>
          <table:table-cell office:value-type="float" office:value="0.1" calcext:value-type="float">
            <text:p>0.1</text:p>
          </table:table-cell>
          <table:table-cell office:value-type="float" office:value="0.358" calcext:value-type="float">
            <text:p>0.358</text:p>
          </table:table-cell>
          <table:table-cell office:value-type="float" office:value="20.2811" calcext:value-type="float">
            <text:p>20.2811</text:p>
          </table:table-cell>
          <table:table-cell office:value-type="float" office:value="0.9746" calcext:value-type="float">
            <text:p>0.9746</text:p>
          </table:table-cell>
          <table:table-cell office:value-type="float" office:value="0.6387" calcext:value-type="float">
            <text:p>0.6387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39:57</text:p>
          </table:table-cell>
          <table:table-cell office:value-type="string" calcext:value-type="string">
            <text:p>Two_focused_fencers_practice_footwork_on_a_strip_inside_a_large_sports_hall_0.3.mp4</text:p>
          </table:table-cell>
          <table:table-cell office:value-type="string" calcext:value-type="string">
            <text:p>Two focused fencers practice footwork on a strip inside a large sports hall</text:p>
          </table:table-cell>
          <table:table-cell office:value-type="float" office:value="0.3" calcext:value-type="float">
            <text:p>0.3</text:p>
          </table:table-cell>
          <table:table-cell office:value-type="float" office:value="0.378" calcext:value-type="float">
            <text:p>0.378</text:p>
          </table:table-cell>
          <table:table-cell office:value-type="float" office:value="20.9435" calcext:value-type="float">
            <text:p>20.9435</text:p>
          </table:table-cell>
          <table:table-cell office:value-type="float" office:value="0.97" calcext:value-type="float">
            <text:p>0.97</text:p>
          </table:table-cell>
          <table:table-cell office:value-type="float" office:value="0.6177" calcext:value-type="float">
            <text:p>0.6177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40:17</text:p>
          </table:table-cell>
          <table:table-cell office:value-type="string" calcext:value-type="string">
            <text:p>Two_focused_fencers_practice_footwork_on_a_strip_inside_a_large_sports_hall_0.5.mp4</text:p>
          </table:table-cell>
          <table:table-cell office:value-type="string" calcext:value-type="string">
            <text:p>Two focused fencers practice footwork on a strip inside a large sports hall</text:p>
          </table:table-cell>
          <table:table-cell office:value-type="float" office:value="0.5" calcext:value-type="float">
            <text:p>0.5</text:p>
          </table:table-cell>
          <table:table-cell office:value-type="float" office:value="0.3712" calcext:value-type="float">
            <text:p>0.3712</text:p>
          </table:table-cell>
          <table:table-cell office:value-type="float" office:value="21.0084" calcext:value-type="float">
            <text:p>21.0084</text:p>
          </table:table-cell>
          <table:table-cell office:value-type="float" office:value="0.9807" calcext:value-type="float">
            <text:p>0.9807</text:p>
          </table:table-cell>
          <table:table-cell office:value-type="float" office:value="0.6259" calcext:value-type="float">
            <text:p>0.6259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40:49</text:p>
          </table:table-cell>
          <table:table-cell office:value-type="string" calcext:value-type="string">
            <text:p>Two_focused_women_in_kimonos_duel_on_a_strip_inside_a_large_sports_hall_0.1.mp4</text:p>
          </table:table-cell>
          <table:table-cell office:value-type="string" calcext:value-type="string">
            <text:p>Two focused women in kimonos duel on a strip inside a large sports hall</text:p>
          </table:table-cell>
          <table:table-cell office:value-type="float" office:value="0.1" calcext:value-type="float">
            <text:p>0.1</text:p>
          </table:table-cell>
          <table:table-cell office:value-type="float" office:value="0.2926" calcext:value-type="float">
            <text:p>0.2926</text:p>
          </table:table-cell>
          <table:table-cell office:value-type="float" office:value="19.4674" calcext:value-type="float">
            <text:p>19.4674</text:p>
          </table:table-cell>
          <table:table-cell office:value-type="float" office:value="0.9522" calcext:value-type="float">
            <text:p>0.9522</text:p>
          </table:table-cell>
          <table:table-cell office:value-type="float" office:value="0.7025" calcext:value-type="float">
            <text:p>0.7025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41:02</text:p>
          </table:table-cell>
          <table:table-cell office:value-type="string" calcext:value-type="string">
            <text:p>Two_focused_women_in_kimonos_duel_on_a_strip_inside_a_large_sports_hall_0.3.mp4</text:p>
          </table:table-cell>
          <table:table-cell office:value-type="string" calcext:value-type="string">
            <text:p>Two focused women in kimonos duel on a strip inside a large sports hall</text:p>
          </table:table-cell>
          <table:table-cell office:value-type="float" office:value="0.3" calcext:value-type="float">
            <text:p>0.3</text:p>
          </table:table-cell>
          <table:table-cell office:value-type="float" office:value="0.3313" calcext:value-type="float">
            <text:p>0.3313</text:p>
          </table:table-cell>
          <table:table-cell office:value-type="float" office:value="19.8745" calcext:value-type="float">
            <text:p>19.8745</text:p>
          </table:table-cell>
          <table:table-cell office:value-type="float" office:value="0.9676" calcext:value-type="float">
            <text:p>0.9676</text:p>
          </table:table-cell>
          <table:table-cell office:value-type="float" office:value="0.6639" calcext:value-type="float">
            <text:p>0.6639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41:13</text:p>
          </table:table-cell>
          <table:table-cell office:value-type="string" calcext:value-type="string">
            <text:p>Two_focused_women_in_kimonos_duel_on_a_strip_inside_a_large_sports_hall_0.5.mp4</text:p>
          </table:table-cell>
          <table:table-cell office:value-type="string" calcext:value-type="string">
            <text:p>Two focused women in kimonos duel on a strip inside a large sports hall</text:p>
          </table:table-cell>
          <table:table-cell office:value-type="float" office:value="0.5" calcext:value-type="float">
            <text:p>0.5</text:p>
          </table:table-cell>
          <table:table-cell office:value-type="float" office:value="0.3327" calcext:value-type="float">
            <text:p>0.3327</text:p>
          </table:table-cell>
          <table:table-cell office:value-type="float" office:value="19.5801" calcext:value-type="float">
            <text:p>19.5801</text:p>
          </table:table-cell>
          <table:table-cell office:value-type="float" office:value="0.9495" calcext:value-type="float">
            <text:p>0.9495</text:p>
          </table:table-cell>
          <table:table-cell office:value-type="float" office:value="0.6621" calcext:value-type="float">
            <text:p>0.6621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46:50</text:p>
          </table:table-cell>
          <table:table-cell office:value-type="string" calcext:value-type="string">
            <text:p>A_man_is_practising_his_football_dribble_on_the_green_front_lawn_of_a_brick_house_0.1.mp4</text:p>
          </table:table-cell>
          <table:table-cell office:value-type="string" calcext:value-type="string">
            <text:p>A man is practising his football dribble on the green front lawn of a brick house</text:p>
          </table:table-cell>
          <table:table-cell office:value-type="float" office:value="0.1" calcext:value-type="float">
            <text:p>0.1</text:p>
          </table:table-cell>
          <table:table-cell office:value-type="float" office:value="0.3539" calcext:value-type="float">
            <text:p>0.3539</text:p>
          </table:table-cell>
          <table:table-cell office:value-type="float" office:value="20.7408" calcext:value-type="float">
            <text:p>20.7408</text:p>
          </table:table-cell>
          <table:table-cell office:value-type="float" office:value="0.8985" calcext:value-type="float">
            <text:p>0.8985</text:p>
          </table:table-cell>
          <table:table-cell office:value-type="float" office:value="0.6341" calcext:value-type="float">
            <text:p>0.6341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47:06</text:p>
          </table:table-cell>
          <table:table-cell office:value-type="string" calcext:value-type="string">
            <text:p>A_man_is_practising_his_football_dribble_on_the_green_front_lawn_of_a_brick_house_0.3.mp4</text:p>
          </table:table-cell>
          <table:table-cell office:value-type="string" calcext:value-type="string">
            <text:p>A man is practising his football dribble on the green front lawn of a brick house</text:p>
          </table:table-cell>
          <table:table-cell office:value-type="float" office:value="0.3" calcext:value-type="float">
            <text:p>0.3</text:p>
          </table:table-cell>
          <table:table-cell office:value-type="float" office:value="0.3466" calcext:value-type="float">
            <text:p>0.3466</text:p>
          </table:table-cell>
          <table:table-cell office:value-type="float" office:value="20.6627" calcext:value-type="float">
            <text:p>20.6627</text:p>
          </table:table-cell>
          <table:table-cell office:value-type="float" office:value="0.8988" calcext:value-type="float">
            <text:p>0.8988</text:p>
          </table:table-cell>
          <table:table-cell office:value-type="float" office:value="0.6398" calcext:value-type="float">
            <text:p>0.6398</text:p>
          </table:table-cell>
          <table:table-cell/>
        </table:table-row>
        <table:table-row table:style-name="ro1">
          <table:table-cell office:value-type="string" calcext:value-type="string">
            <text:p>2025-08-12 11:47:43</text:p>
          </table:table-cell>
          <table:table-cell office:value-type="string" calcext:value-type="string">
            <text:p>A_man_is_practising_his_football_dribble_on_the_green_front_lawn_of_a_brick_house_0.5.mp4</text:p>
          </table:table-cell>
          <table:table-cell office:value-type="string" calcext:value-type="string">
            <text:p>A man is practising his football dribble on the green front lawn of a brick house</text:p>
          </table:table-cell>
          <table:table-cell office:value-type="float" office:value="0.5" calcext:value-type="float">
            <text:p>0.5</text:p>
          </table:table-cell>
          <table:table-cell office:value-type="float" office:value="0.3513" calcext:value-type="float">
            <text:p>0.3513</text:p>
          </table:table-cell>
          <table:table-cell office:value-type="float" office:value="21.1061" calcext:value-type="float">
            <text:p>21.1061</text:p>
          </table:table-cell>
          <table:table-cell office:value-type="float" office:value="0.9408" calcext:value-type="float">
            <text:p>0.9408</text:p>
          </table:table-cell>
          <table:table-cell office:value-type="float" office:value="0.6411" calcext:value-type="float">
            <text:p>0.6411</text:p>
          </table:table-cell>
          <table:table-cell office:value-type="string" calcext:value-type="string">
            <text:p>XXX</text:p>
          </table:table-cell>
        </table:table-row>
        <table:table-row table:style-name="ro1" table:visibility="filter">
          <table:table-cell office:value-type="string" calcext:value-type="string">
            <text:p>2025-08-12 11:48:10</text:p>
          </table:table-cell>
          <table:table-cell office:value-type="string" calcext:value-type="string">
            <text:p>A_man_is_practising_his_golf_swing_in_Times_Square_New_York_0.1.mp4</text:p>
          </table:table-cell>
          <table:table-cell office:value-type="string" calcext:value-type="string">
            <text:p>A man is practising his golf swing in Times Square New York</text:p>
          </table:table-cell>
          <table:table-cell office:value-type="float" office:value="0.1" calcext:value-type="float">
            <text:p>0.1</text:p>
          </table:table-cell>
          <table:table-cell office:value-type="float" office:value="0.3434" calcext:value-type="float">
            <text:p>0.3434</text:p>
          </table:table-cell>
          <table:table-cell office:value-type="float" office:value="19.9068" calcext:value-type="float">
            <text:p>19.9068</text:p>
          </table:table-cell>
          <table:table-cell office:value-type="float" office:value="0.9401" calcext:value-type="float">
            <text:p>0.9401</text:p>
          </table:table-cell>
          <table:table-cell office:value-type="float" office:value="0.6484" calcext:value-type="float">
            <text:p>0.6484</text:p>
          </table:table-cell>
          <table:table-cell/>
        </table:table-row>
        <table:table-row table:style-name="ro1">
          <table:table-cell office:value-type="string" calcext:value-type="string">
            <text:p>2025-08-12 11:48:26</text:p>
          </table:table-cell>
          <table:table-cell office:value-type="string" calcext:value-type="string">
            <text:p>A_man_is_practising_his_golf_swing_in_Times_Square_New_York_0.3.mp4</text:p>
          </table:table-cell>
          <table:table-cell office:value-type="string" calcext:value-type="string">
            <text:p>A man is practising his golf swing in Times Square New York</text:p>
          </table:table-cell>
          <table:table-cell office:value-type="float" office:value="0.3" calcext:value-type="float">
            <text:p>0.3</text:p>
          </table:table-cell>
          <table:table-cell office:value-type="float" office:value="0.3347" calcext:value-type="float">
            <text:p>0.3347</text:p>
          </table:table-cell>
          <table:table-cell office:value-type="float" office:value="20.2643" calcext:value-type="float">
            <text:p>20.2643</text:p>
          </table:table-cell>
          <table:table-cell office:value-type="float" office:value="0.9302" calcext:value-type="float">
            <text:p>0.9302</text:p>
          </table:table-cell>
          <table:table-cell office:value-type="float" office:value="0.656" calcext:value-type="float">
            <text:p>0.656</text:p>
          </table:table-cell>
          <table:table-cell office:value-type="string" calcext:value-type="string">
            <text:p>XXX(background)</text:p>
          </table:table-cell>
        </table:table-row>
        <table:table-row table:style-name="ro1" table:visibility="filter">
          <table:table-cell office:value-type="string" calcext:value-type="string">
            <text:p>2025-08-12 11:48:38</text:p>
          </table:table-cell>
          <table:table-cell office:value-type="string" calcext:value-type="string">
            <text:p>A_man_is_practising_his_golf_swing_in_Times_Square_New_York_0.5.mp4</text:p>
          </table:table-cell>
          <table:table-cell office:value-type="string" calcext:value-type="string">
            <text:p>A man is practising his golf swing in Times Square New York</text:p>
          </table:table-cell>
          <table:table-cell office:value-type="float" office:value="0.5" calcext:value-type="float">
            <text:p>0.5</text:p>
          </table:table-cell>
          <table:table-cell office:value-type="float" office:value="0.3316" calcext:value-type="float">
            <text:p>0.3316</text:p>
          </table:table-cell>
          <table:table-cell office:value-type="float" office:value="20.3094" calcext:value-type="float">
            <text:p>20.3094</text:p>
          </table:table-cell>
          <table:table-cell office:value-type="float" office:value="0.9418" calcext:value-type="float">
            <text:p>0.9418</text:p>
          </table:table-cell>
          <table:table-cell office:value-type="float" office:value="0.661" calcext:value-type="float">
            <text:p>0.661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49:37</text:p>
          </table:table-cell>
          <table:table-cell office:value-type="string" calcext:value-type="string">
            <text:p>A_wizard_is_practising_his_golf_swing_on_the_green_front_lawn_of_a_brick_house_0.1.mp4</text:p>
          </table:table-cell>
          <table:table-cell office:value-type="string" calcext:value-type="string">
            <text:p>A wizard is practising his golf swing on the green front lawn of a brick house</text:p>
          </table:table-cell>
          <table:table-cell office:value-type="float" office:value="0.1" calcext:value-type="float">
            <text:p>0.1</text:p>
          </table:table-cell>
          <table:table-cell office:value-type="float" office:value="0.3194" calcext:value-type="float">
            <text:p>0.3194</text:p>
          </table:table-cell>
          <table:table-cell table:style-name="ce4" office:value-type="float" office:value="21.6409" calcext:value-type="float">
            <text:p>21.6409</text:p>
          </table:table-cell>
          <table:table-cell office:value-type="float" office:value="0.9094" calcext:value-type="float">
            <text:p>0.9094</text:p>
          </table:table-cell>
          <table:table-cell office:value-type="float" office:value="0.6701" calcext:value-type="float">
            <text:p>0.6701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49:50</text:p>
          </table:table-cell>
          <table:table-cell office:value-type="string" calcext:value-type="string">
            <text:p>A_wizard_is_practising_his_golf_swing_on_the_green_front_lawn_of_a_brick_house_0.3.mp4</text:p>
          </table:table-cell>
          <table:table-cell office:value-type="string" calcext:value-type="string">
            <text:p>A wizard is practising his golf swing on the green front lawn of a brick house</text:p>
          </table:table-cell>
          <table:table-cell office:value-type="float" office:value="0.3" calcext:value-type="float">
            <text:p>0.3</text:p>
          </table:table-cell>
          <table:table-cell office:value-type="float" office:value="0.3191" calcext:value-type="float">
            <text:p>0.3191</text:p>
          </table:table-cell>
          <table:table-cell office:value-type="float" office:value="21.7372" calcext:value-type="float">
            <text:p>21.7372</text:p>
          </table:table-cell>
          <table:table-cell office:value-type="float" office:value="0.9595" calcext:value-type="float">
            <text:p>0.9595</text:p>
          </table:table-cell>
          <table:table-cell office:value-type="float" office:value="0.6766" calcext:value-type="float">
            <text:p>0.6766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50:13</text:p>
          </table:table-cell>
          <table:table-cell office:value-type="string" calcext:value-type="string">
            <text:p>A_wizard_is_practising_his_golf_swing_on_the_green_front_lawn_of_a_brick_house_0.5.mp4</text:p>
          </table:table-cell>
          <table:table-cell office:value-type="string" calcext:value-type="string">
            <text:p>A wizard is practising his golf swing on the green front lawn of a brick house</text:p>
          </table:table-cell>
          <table:table-cell office:value-type="float" office:value="0.5" calcext:value-type="float">
            <text:p>0.5</text:p>
          </table:table-cell>
          <table:table-cell office:value-type="float" office:value="0.3168" calcext:value-type="float">
            <text:p>0.3168</text:p>
          </table:table-cell>
          <table:table-cell office:value-type="float" office:value="21.6609" calcext:value-type="float">
            <text:p>21.6609</text:p>
          </table:table-cell>
          <table:table-cell office:value-type="float" office:value="0.9601" calcext:value-type="float">
            <text:p>0.9601</text:p>
          </table:table-cell>
          <table:table-cell office:value-type="float" office:value="0.6773" calcext:value-type="float">
            <text:p>0.6773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53:39</text:p>
          </table:table-cell>
          <table:table-cell office:value-type="string" calcext:value-type="string">
            <text:p>An_athletic_person_does_a_yoga_pose_on_a_grassy_hill_under_a_vast_blue_sky_0.1.mp4</text:p>
          </table:table-cell>
          <table:table-cell office:value-type="string" calcext:value-type="string">
            <text:p>An athletic person does a yoga pose on a grassy hill under a vast blue sky</text:p>
          </table:table-cell>
          <table:table-cell office:value-type="float" office:value="0.1" calcext:value-type="float">
            <text:p>0.1</text:p>
          </table:table-cell>
          <table:table-cell office:value-type="float" office:value="0.3381" calcext:value-type="float">
            <text:p>0.3381</text:p>
          </table:table-cell>
          <table:table-cell office:value-type="float" office:value="21.3984" calcext:value-type="float">
            <text:p>21.3984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659" calcext:value-type="float">
            <text:p>0.659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54:15</text:p>
          </table:table-cell>
          <table:table-cell office:value-type="string" calcext:value-type="string">
            <text:p>An_athletic_person_does_a_yoga_pose_on_a_grassy_hill_under_a_vast_blue_sky_0.3.mp4</text:p>
          </table:table-cell>
          <table:table-cell office:value-type="string" calcext:value-type="string">
            <text:p>An athletic person does a yoga pose on a grassy hill under a vast blue sky</text:p>
          </table:table-cell>
          <table:table-cell office:value-type="float" office:value="0.3" calcext:value-type="float">
            <text:p>0.3</text:p>
          </table:table-cell>
          <table:table-cell office:value-type="float" office:value="0.2947" calcext:value-type="float">
            <text:p>0.2947</text:p>
          </table:table-cell>
          <table:table-cell office:value-type="float" office:value="20.8152" calcext:value-type="float">
            <text:p>20.8152</text:p>
          </table:table-cell>
          <table:table-cell office:value-type="float" office:value="0.9655" calcext:value-type="float">
            <text:p>0.9655</text:p>
          </table:table-cell>
          <table:table-cell office:value-type="float" office:value="0.7013" calcext:value-type="float">
            <text:p>0.7013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54:33</text:p>
          </table:table-cell>
          <table:table-cell office:value-type="string" calcext:value-type="string">
            <text:p>An_athletic_person_does_a_yoga_pose_on_a_grassy_hill_under_a_vast_blue_sky_0.5.mp4</text:p>
          </table:table-cell>
          <table:table-cell office:value-type="string" calcext:value-type="string">
            <text:p>An athletic person does a yoga pose on a grassy hill under a vast blue sky</text:p>
          </table:table-cell>
          <table:table-cell office:value-type="float" office:value="0.5" calcext:value-type="float">
            <text:p>0.5</text:p>
          </table:table-cell>
          <table:table-cell office:value-type="float" office:value="0.2897" calcext:value-type="float">
            <text:p>0.2897</text:p>
          </table:table-cell>
          <table:table-cell office:value-type="float" office:value="20.642" calcext:value-type="float">
            <text:p>20.642</text:p>
          </table:table-cell>
          <table:table-cell office:value-type="float" office:value="0.9818" calcext:value-type="float">
            <text:p>0.9818</text:p>
          </table:table-cell>
          <table:table-cell office:value-type="float" office:value="0.7086" calcext:value-type="float">
            <text:p>0.7086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57:01</text:p>
          </table:table-cell>
          <table:table-cell office:value-type="string" calcext:value-type="string">
            <text:p>An_athletic_person_holds_a_steady_handstand_on_a_sandy_beach_under_a_few_white_cloud_sky_0.1.mp4</text:p>
          </table:table-cell>
          <table:table-cell office:value-type="string" calcext:value-type="string">
            <text:p>An athletic person holds a steady handstand on a sandy beach under a few white cloud sky</text:p>
          </table:table-cell>
          <table:table-cell office:value-type="float" office:value="0.1" calcext:value-type="float">
            <text:p>0.1</text:p>
          </table:table-cell>
          <table:table-cell office:value-type="float" office:value="0.3236" calcext:value-type="float">
            <text:p>0.3236</text:p>
          </table:table-cell>
          <table:table-cell office:value-type="float" office:value="20.4889" calcext:value-type="float">
            <text:p>20.4889</text:p>
          </table:table-cell>
          <table:table-cell table:style-name="ce4" office:value-type="float" office:value="0.9785" calcext:value-type="float">
            <text:p>0.9785</text:p>
          </table:table-cell>
          <table:table-cell office:value-type="float" office:value="0.6741" calcext:value-type="float">
            <text:p>0.6741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57:17</text:p>
          </table:table-cell>
          <table:table-cell office:value-type="string" calcext:value-type="string">
            <text:p>An_athletic_person_holds_a_steady_handstand_on_a_sandy_beach_under_a_few_white_cloud_sky_0.3.mp4</text:p>
          </table:table-cell>
          <table:table-cell office:value-type="string" calcext:value-type="string">
            <text:p>An athletic person holds a steady handstand on a sandy beach under a few white cloud sky</text:p>
          </table:table-cell>
          <table:table-cell office:value-type="float" office:value="0.3" calcext:value-type="float">
            <text:p>0.3</text:p>
          </table:table-cell>
          <table:table-cell office:value-type="float" office:value="0.3014" calcext:value-type="float">
            <text:p>0.3014</text:p>
          </table:table-cell>
          <table:table-cell office:value-type="float" office:value="20.3654" calcext:value-type="float">
            <text:p>20.3654</text:p>
          </table:table-cell>
          <table:table-cell office:value-type="float" office:value="0.9758" calcext:value-type="float">
            <text:p>0.9758</text:p>
          </table:table-cell>
          <table:table-cell office:value-type="float" office:value="0.6958" calcext:value-type="float">
            <text:p>0.6958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57:29</text:p>
          </table:table-cell>
          <table:table-cell office:value-type="string" calcext:value-type="string">
            <text:p>An_athletic_person_holds_a_steady_handstand_on_a_sandy_beach_under_a_few_white_cloud_sky_0.5.mp4</text:p>
          </table:table-cell>
          <table:table-cell office:value-type="string" calcext:value-type="string">
            <text:p>An athletic person holds a steady handstand on a sandy beach under a few white cloud sky</text:p>
          </table:table-cell>
          <table:table-cell office:value-type="float" office:value="0.5" calcext:value-type="float">
            <text:p>0.5</text:p>
          </table:table-cell>
          <table:table-cell office:value-type="float" office:value="0.2903" calcext:value-type="float">
            <text:p>0.2903</text:p>
          </table:table-cell>
          <table:table-cell office:value-type="float" office:value="19.8296" calcext:value-type="float">
            <text:p>19.8296</text:p>
          </table:table-cell>
          <table:table-cell office:value-type="float" office:value="0.979" calcext:value-type="float">
            <text:p>0.979</text:p>
          </table:table-cell>
          <table:table-cell office:value-type="float" office:value="0.7068" calcext:value-type="float">
            <text:p>0.7068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58:30</text:p>
          </table:table-cell>
          <table:table-cell office:value-type="string" calcext:value-type="string">
            <text:p>A_silver_robot_holds_a_steady_handstand_on_a_grassy_hill_under_a_vast_blue_sky_0.1.mp4</text:p>
          </table:table-cell>
          <table:table-cell office:value-type="string" calcext:value-type="string">
            <text:p>A silver robot holds a steady handstand on a grassy hill under a vast blue sky</text:p>
          </table:table-cell>
          <table:table-cell office:value-type="float" office:value="0.1" calcext:value-type="float">
            <text:p>0.1</text:p>
          </table:table-cell>
          <table:table-cell office:value-type="float" office:value="0.3242" calcext:value-type="float">
            <text:p>0.3242</text:p>
          </table:table-cell>
          <table:table-cell office:value-type="float" office:value="20.7254" calcext:value-type="float">
            <text:p>20.7254</text:p>
          </table:table-cell>
          <table:table-cell office:value-type="float" office:value="0.9472" calcext:value-type="float">
            <text:p>0.9472</text:p>
          </table:table-cell>
          <table:table-cell office:value-type="float" office:value="0.6694" calcext:value-type="float">
            <text:p>0.6694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58:42</text:p>
          </table:table-cell>
          <table:table-cell office:value-type="string" calcext:value-type="string">
            <text:p>A_silver_robot_holds_a_steady_handstand_on_a_grassy_hill_under_a_vast_blue_sky_0.3.mp4</text:p>
          </table:table-cell>
          <table:table-cell office:value-type="string" calcext:value-type="string">
            <text:p>A silver robot holds a steady handstand on a grassy hill under a vast blue sky</text:p>
          </table:table-cell>
          <table:table-cell office:value-type="float" office:value="0.3" calcext:value-type="float">
            <text:p>0.3</text:p>
          </table:table-cell>
          <table:table-cell office:value-type="float" office:value="0.2961" calcext:value-type="float">
            <text:p>0.2961</text:p>
          </table:table-cell>
          <table:table-cell office:value-type="float" office:value="19.7078" calcext:value-type="float">
            <text:p>19.7078</text:p>
          </table:table-cell>
          <table:table-cell office:value-type="float" office:value="0.9706" calcext:value-type="float">
            <text:p>0.9706</text:p>
          </table:table-cell>
          <table:table-cell office:value-type="float" office:value="0.6999" calcext:value-type="float">
            <text:p>0.6999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58:51</text:p>
          </table:table-cell>
          <table:table-cell office:value-type="string" calcext:value-type="string">
            <text:p>A_silver_robot_holds_a_steady_handstand_on_a_grassy_hill_under_a_vast_blue_sky_0.5.mp4</text:p>
          </table:table-cell>
          <table:table-cell office:value-type="string" calcext:value-type="string">
            <text:p>A silver robot holds a steady handstand on a grassy hill under a vast blue sky</text:p>
          </table:table-cell>
          <table:table-cell office:value-type="float" office:value="0.5" calcext:value-type="float">
            <text:p>0.5</text:p>
          </table:table-cell>
          <table:table-cell office:value-type="float" office:value="0.3084" calcext:value-type="float">
            <text:p>0.3084</text:p>
          </table:table-cell>
          <table:table-cell office:value-type="float" office:value="19.8821" calcext:value-type="float">
            <text:p>19.8821</text:p>
          </table:table-cell>
          <table:table-cell office:value-type="float" office:value="0.9567" calcext:value-type="float">
            <text:p>0.9567</text:p>
          </table:table-cell>
          <table:table-cell office:value-type="float" office:value="0.6874" calcext:value-type="float">
            <text:p>0.6874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08:50</text:p>
          </table:table-cell>
          <table:table-cell office:value-type="string" calcext:value-type="string">
            <text:p>A_man_riding_a_zebra_navigates_an_obstacle_course_in_a_sandy_arena_with_trees_and_hills_0.1.mp4</text:p>
          </table:table-cell>
          <table:table-cell office:value-type="string" calcext:value-type="string">
            <text:p>A man riding a zebra navigates an obstacle course in a sandy arena with trees and hills</text:p>
          </table:table-cell>
          <table:table-cell office:value-type="float" office:value="0.1" calcext:value-type="float">
            <text:p>0.1</text:p>
          </table:table-cell>
          <table:table-cell office:value-type="float" office:value="0.3292" calcext:value-type="float">
            <text:p>0.3292</text:p>
          </table:table-cell>
          <table:table-cell office:value-type="float" office:value="20.696" calcext:value-type="float">
            <text:p>20.696</text:p>
          </table:table-cell>
          <table:table-cell office:value-type="float" office:value="0.9434" calcext:value-type="float">
            <text:p>0.9434</text:p>
          </table:table-cell>
          <table:table-cell office:value-type="float" office:value="0.6629" calcext:value-type="float">
            <text:p>0.6629</text:p>
          </table:table-cell>
          <table:table-cell/>
        </table:table-row>
        <table:table-row table:style-name="ro1">
          <table:table-cell office:value-type="string" calcext:value-type="string">
            <text:p>2025-08-12 12:09:04</text:p>
          </table:table-cell>
          <table:table-cell office:value-type="string" calcext:value-type="string">
            <text:p>A_man_riding_a_zebra_navigates_an_obstacle_course_in_a_sandy_arena_with_trees_and_hills_0.3.mp4</text:p>
          </table:table-cell>
          <table:table-cell office:value-type="string" calcext:value-type="string">
            <text:p>A man riding a zebra navigates an obstacle course in a sandy arena with trees and hills</text:p>
          </table:table-cell>
          <table:table-cell office:value-type="float" office:value="0.3" calcext:value-type="float">
            <text:p>0.3</text:p>
          </table:table-cell>
          <table:table-cell office:value-type="float" office:value="0.3431" calcext:value-type="float">
            <text:p>0.3431</text:p>
          </table:table-cell>
          <table:table-cell office:value-type="float" office:value="20.9203" calcext:value-type="float">
            <text:p>20.9203</text:p>
          </table:table-cell>
          <table:table-cell office:value-type="float" office:value="0.9086" calcext:value-type="float">
            <text:p>0.9086</text:p>
          </table:table-cell>
          <table:table-cell office:value-type="float" office:value="0.6441" calcext:value-type="float">
            <text:p>0.6441</text:p>
          </table:table-cell>
          <table:table-cell office:value-type="string" calcext:value-type="string">
            <text:p>XXX</text:p>
          </table:table-cell>
        </table:table-row>
        <table:table-row table:style-name="ro1" table:visibility="filter">
          <table:table-cell office:value-type="string" calcext:value-type="string">
            <text:p>2025-08-12 12:09:15</text:p>
          </table:table-cell>
          <table:table-cell office:value-type="string" calcext:value-type="string">
            <text:p>A_man_riding_a_zebra_navigates_an_obstacle_course_in_a_sandy_arena_with_trees_and_hills_0.5.mp4</text:p>
          </table:table-cell>
          <table:table-cell office:value-type="string" calcext:value-type="string">
            <text:p>A man riding a zebra navigates an obstacle course in a sandy arena with trees and hills</text:p>
          </table:table-cell>
          <table:table-cell office:value-type="float" office:value="0.5" calcext:value-type="float">
            <text:p>0.5</text:p>
          </table:table-cell>
          <table:table-cell office:value-type="float" office:value="0.3017" calcext:value-type="float">
            <text:p>0.3017</text:p>
          </table:table-cell>
          <table:table-cell office:value-type="float" office:value="20.2496" calcext:value-type="float">
            <text:p>20.2496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6895" calcext:value-type="float">
            <text:p>0.6895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09:36</text:p>
          </table:table-cell>
          <table:table-cell office:value-type="string" calcext:value-type="string">
            <text:p>A_rider_on_horseback_jumps_over_fences_in_a_sandy_arena_with_trees_and_hills_0.1.mp4</text:p>
          </table:table-cell>
          <table:table-cell office:value-type="string" calcext:value-type="string">
            <text:p>A rider on horseback jumps over fences in a sandy arena with trees and hills</text:p>
          </table:table-cell>
          <table:table-cell office:value-type="float" office:value="0.1" calcext:value-type="float">
            <text:p>0.1</text:p>
          </table:table-cell>
          <table:table-cell office:value-type="float" office:value="0.3311" calcext:value-type="float">
            <text:p>0.3311</text:p>
          </table:table-cell>
          <table:table-cell office:value-type="float" office:value="21.1508" calcext:value-type="float">
            <text:p>21.1508</text:p>
          </table:table-cell>
          <table:table-cell office:value-type="float" office:value="0.9593" calcext:value-type="float">
            <text:p>0.9593</text:p>
          </table:table-cell>
          <table:table-cell office:value-type="float" office:value="0.6645" calcext:value-type="float">
            <text:p>0.6645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09:51</text:p>
          </table:table-cell>
          <table:table-cell office:value-type="string" calcext:value-type="string">
            <text:p>A_rider_on_horseback_jumps_over_fences_in_a_sandy_arena_with_trees_and_hills_0.3.mp4</text:p>
          </table:table-cell>
          <table:table-cell office:value-type="string" calcext:value-type="string">
            <text:p>A rider on horseback jumps over fences in a sandy arena with trees and hills</text:p>
          </table:table-cell>
          <table:table-cell office:value-type="float" office:value="0.3" calcext:value-type="float">
            <text:p>0.3</text:p>
          </table:table-cell>
          <table:table-cell office:value-type="float" office:value="0.344" calcext:value-type="float">
            <text:p>0.344</text:p>
          </table:table-cell>
          <table:table-cell office:value-type="float" office:value="20.3991" calcext:value-type="float">
            <text:p>20.3991</text:p>
          </table:table-cell>
          <table:table-cell office:value-type="float" office:value="0.9649" calcext:value-type="float">
            <text:p>0.9649</text:p>
          </table:table-cell>
          <table:table-cell office:value-type="float" office:value="0.6509" calcext:value-type="float">
            <text:p>0.6509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10:07</text:p>
          </table:table-cell>
          <table:table-cell office:value-type="string" calcext:value-type="string">
            <text:p>A_rider_on_horseback_jumps_over_fences_in_a_sandy_arena_with_trees_and_hills_0.5.mp4</text:p>
          </table:table-cell>
          <table:table-cell office:value-type="string" calcext:value-type="string">
            <text:p>A rider on horseback jumps over fences in a sandy arena with trees and hills</text:p>
          </table:table-cell>
          <table:table-cell office:value-type="float" office:value="0.5" calcext:value-type="float">
            <text:p>0.5</text:p>
          </table:table-cell>
          <table:table-cell office:value-type="float" office:value="0.3168" calcext:value-type="float">
            <text:p>0.3168</text:p>
          </table:table-cell>
          <table:table-cell office:value-type="float" office:value="20.6586" calcext:value-type="float">
            <text:p>20.6586</text:p>
          </table:table-cell>
          <table:table-cell office:value-type="float" office:value="0.9505" calcext:value-type="float">
            <text:p>0.9505</text:p>
          </table:table-cell>
          <table:table-cell office:value-type="float" office:value="0.6766" calcext:value-type="float">
            <text:p>0.6766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10:34</text:p>
          </table:table-cell>
          <table:table-cell office:value-type="string" calcext:value-type="string">
            <text:p>A_rider_on_horseback_navigates_an_obstacle_course_on_the_Moon_with_Earth_visible_in_the_sky_0.1.mp4</text:p>
          </table:table-cell>
          <table:table-cell office:value-type="string" calcext:value-type="string">
            <text:p>A rider on horseback navigates an obstacle course on the Moon, with Earth visible in the sky</text:p>
          </table:table-cell>
          <table:table-cell office:value-type="float" office:value="0.1" calcext:value-type="float">
            <text:p>0.1</text:p>
          </table:table-cell>
          <table:table-cell office:value-type="float" office:value="0.2981" calcext:value-type="float">
            <text:p>0.2981</text:p>
          </table:table-cell>
          <table:table-cell office:value-type="float" office:value="19.515" calcext:value-type="float">
            <text:p>19.515</text:p>
          </table:table-cell>
          <table:table-cell office:value-type="float" office:value="0.9441" calcext:value-type="float">
            <text:p>0.9441</text:p>
          </table:table-cell>
          <table:table-cell office:value-type="float" office:value="0.6959" calcext:value-type="float">
            <text:p>0.6959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10:44</text:p>
          </table:table-cell>
          <table:table-cell office:value-type="string" calcext:value-type="string">
            <text:p>A_rider_on_horseback_navigates_an_obstacle_course_on_the_Moon_with_Earth_visible_in_the_sky_0.3.mp4</text:p>
          </table:table-cell>
          <table:table-cell office:value-type="string" calcext:value-type="string">
            <text:p>A rider on horseback navigates an obstacle course on the Moon, with Earth visible in the sky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19.7452" calcext:value-type="float">
            <text:p>19.7452</text:p>
          </table:table-cell>
          <table:table-cell office:value-type="float" office:value="0.932" calcext:value-type="float">
            <text:p>0.932</text:p>
          </table:table-cell>
          <table:table-cell office:value-type="float" office:value="0.6724" calcext:value-type="float">
            <text:p>0.6724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11:03</text:p>
          </table:table-cell>
          <table:table-cell office:value-type="string" calcext:value-type="string">
            <text:p>A_rider_on_horseback_navigates_an_obstacle_course_on_the_Moon_with_Earth_visible_in_the_sky_0.5.mp4</text:p>
          </table:table-cell>
          <table:table-cell office:value-type="string" calcext:value-type="string">
            <text:p>A rider on horseback navigates an obstacle course on the Moon, with Earth visible in the sky</text:p>
          </table:table-cell>
          <table:table-cell office:value-type="float" office:value="0.5" calcext:value-type="float">
            <text:p>0.5</text:p>
          </table:table-cell>
          <table:table-cell office:value-type="float" office:value="0.3042" calcext:value-type="float">
            <text:p>0.3042</text:p>
          </table:table-cell>
          <table:table-cell office:value-type="float" office:value="19.5483" calcext:value-type="float">
            <text:p>19.5483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6911" calcext:value-type="float">
            <text:p>0.6911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19:45</text:p>
          </table:table-cell>
          <table:table-cell office:value-type="string" calcext:value-type="string">
            <text:p>A_climber_ascends_a_challenging_ice_wall_with_a_follow_cinematic_shot_0.1.mp4</text:p>
          </table:table-cell>
          <table:table-cell office:value-type="string" calcext:value-type="string">
            <text:p>A climber ascends a challenging ice wall with a follow cinematic shot</text:p>
          </table:table-cell>
          <table:table-cell office:value-type="float" office:value="0.1" calcext:value-type="float">
            <text:p>0.1</text:p>
          </table:table-cell>
          <table:table-cell office:value-type="float" office:value="0.3008" calcext:value-type="float">
            <text:p>0.3008</text:p>
          </table:table-cell>
          <table:table-cell office:value-type="float" office:value="18.9448" calcext:value-type="float">
            <text:p>18.9448</text:p>
          </table:table-cell>
          <table:table-cell office:value-type="float" office:value="0.9611" calcext:value-type="float">
            <text:p>0.9611</text:p>
          </table:table-cell>
          <table:table-cell office:value-type="float" office:value="0.6946" calcext:value-type="float">
            <text:p>0.6946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20:16</text:p>
          </table:table-cell>
          <table:table-cell office:value-type="string" calcext:value-type="string">
            <text:p>A_climber_ascends_a_challenging_ice_wall_with_a_follow_cinematic_shot_0.3.mp4</text:p>
          </table:table-cell>
          <table:table-cell office:value-type="string" calcext:value-type="string">
            <text:p>A climber ascends a challenging ice wall with a follow cinematic shot</text:p>
          </table:table-cell>
          <table:table-cell office:value-type="float" office:value="0.3" calcext:value-type="float">
            <text:p>0.3</text:p>
          </table:table-cell>
          <table:table-cell office:value-type="float" office:value="0.3106" calcext:value-type="float">
            <text:p>0.3106</text:p>
          </table:table-cell>
          <table:table-cell office:value-type="float" office:value="18.8306" calcext:value-type="float">
            <text:p>18.8306</text:p>
          </table:table-cell>
          <table:table-cell office:value-type="float" office:value="0.9204" calcext:value-type="float">
            <text:p>0.9204</text:p>
          </table:table-cell>
          <table:table-cell office:value-type="float" office:value="0.6814" calcext:value-type="float">
            <text:p>0.6814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20:32</text:p>
          </table:table-cell>
          <table:table-cell office:value-type="string" calcext:value-type="string">
            <text:p>A_climber_ascends_a_challenging_ice_wall_with_a_follow_cinematic_shot_0.5.mp4</text:p>
          </table:table-cell>
          <table:table-cell office:value-type="string" calcext:value-type="string">
            <text:p>A climber ascends a challenging ice wall with a follow cinematic shot</text:p>
          </table:table-cell>
          <table:table-cell office:value-type="float" office:value="0.5" calcext:value-type="float">
            <text:p>0.5</text:p>
          </table:table-cell>
          <table:table-cell office:value-type="float" office:value="0.2582" calcext:value-type="float">
            <text:p>0.2582</text:p>
          </table:table-cell>
          <table:table-cell office:value-type="float" office:value="17.8159" calcext:value-type="float">
            <text:p>17.8159</text:p>
          </table:table-cell>
          <table:table-cell office:value-type="float" office:value="0.9397" calcext:value-type="float">
            <text:p>0.9397</text:p>
          </table:table-cell>
          <table:table-cell office:value-type="float" office:value="0.7367" calcext:value-type="float">
            <text:p>0.7367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21:28</text:p>
          </table:table-cell>
          <table:table-cell office:value-type="string" calcext:value-type="string">
            <text:p>A_climber_leaps_across_holds_on_an_indoor_climbing_wall_with_a_follow_cinematic_shot_0.1.mp4</text:p>
          </table:table-cell>
          <table:table-cell office:value-type="string" calcext:value-type="string">
            <text:p>A climber leaps across holds on an indoor climbing wall with a follow cinematic shot.</text:p>
          </table:table-cell>
          <table:table-cell office:value-type="float" office:value="0.1" calcext:value-type="float">
            <text:p>0.1</text:p>
          </table:table-cell>
          <table:table-cell office:value-type="float" office:value="0.3422" calcext:value-type="float">
            <text:p>0.3422</text:p>
          </table:table-cell>
          <table:table-cell office:value-type="float" office:value="19.0389" calcext:value-type="float">
            <text:p>19.0389</text:p>
          </table:table-cell>
          <table:table-cell office:value-type="float" office:value="0.9572" calcext:value-type="float">
            <text:p>0.9572</text:p>
          </table:table-cell>
          <table:table-cell office:value-type="float" office:value="0.6521" calcext:value-type="float">
            <text:p>0.6521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21:42</text:p>
          </table:table-cell>
          <table:table-cell office:value-type="string" calcext:value-type="string">
            <text:p>A_climber_leaps_across_holds_on_an_indoor_climbing_wall_with_a_follow_cinematic_shot_0.3.mp4</text:p>
          </table:table-cell>
          <table:table-cell office:value-type="string" calcext:value-type="string">
            <text:p>A climber leaps across holds on an indoor climbing wall with a follow cinematic shot.</text:p>
          </table:table-cell>
          <table:table-cell office:value-type="float" office:value="0.3" calcext:value-type="float">
            <text:p>0.3</text:p>
          </table:table-cell>
          <table:table-cell office:value-type="float" office:value="0.2992" calcext:value-type="float">
            <text:p>0.2992</text:p>
          </table:table-cell>
          <table:table-cell office:value-type="float" office:value="18.4791" calcext:value-type="float">
            <text:p>18.4791</text:p>
          </table:table-cell>
          <table:table-cell office:value-type="float" office:value="0.9557" calcext:value-type="float">
            <text:p>0.9557</text:p>
          </table:table-cell>
          <table:table-cell office:value-type="float" office:value="0.6954" calcext:value-type="float">
            <text:p>0.6954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22:00</text:p>
          </table:table-cell>
          <table:table-cell office:value-type="string" calcext:value-type="string">
            <text:p>A_climber_leaps_across_holds_on_an_indoor_climbing_wall_with_a_follow_cinematic_shot_0.5.mp4</text:p>
          </table:table-cell>
          <table:table-cell office:value-type="string" calcext:value-type="string">
            <text:p>A climber leaps across holds on an indoor climbing wall with a follow cinematic shot.</text:p>
          </table:table-cell>
          <table:table-cell office:value-type="float" office:value="0.5" calcext:value-type="float">
            <text:p>0.5</text:p>
          </table:table-cell>
          <table:table-cell office:value-type="float" office:value="0.3297" calcext:value-type="float">
            <text:p>0.3297</text:p>
          </table:table-cell>
          <table:table-cell office:value-type="float" office:value="18.7013" calcext:value-type="float">
            <text:p>18.7013</text:p>
          </table:table-cell>
          <table:table-cell office:value-type="float" office:value="0.9589" calcext:value-type="float">
            <text:p>0.9589</text:p>
          </table:table-cell>
          <table:table-cell office:value-type="float" office:value="0.6652" calcext:value-type="float">
            <text:p>0.6652</text:p>
          </table:table-cell>
          <table:table-cell/>
        </table:table-row>
        <table:table-row table:style-name="ro1">
          <table:table-cell office:value-type="string" calcext:value-type="string">
            <text:p>2025-08-12 12:27:30</text:p>
          </table:table-cell>
          <table:table-cell office:value-type="string" calcext:value-type="string">
            <text:p>A_woman_in_a_maids_costume_ascends_a_challenging_indoor_climbing_wall_with_a_follow_cinematic_shot_0.1.mp4</text:p>
          </table:table-cell>
          <table:table-cell office:value-type="string" calcext:value-type="string">
            <text:p>A woman in a maid's costume ascends a challenging indoor climbing wall with a follow cinematic shot</text:p>
          </table:table-cell>
          <table:table-cell office:value-type="float" office:value="0.1" calcext:value-type="float">
            <text:p>0.1</text:p>
          </table:table-cell>
          <table:table-cell office:value-type="float" office:value="0.3467" calcext:value-type="float">
            <text:p>0.3467</text:p>
          </table:table-cell>
          <table:table-cell office:value-type="float" office:value="19.4686" calcext:value-type="float">
            <text:p>19.4686</text:p>
          </table:table-cell>
          <table:table-cell office:value-type="float" office:value="0.9665" calcext:value-type="float">
            <text:p>0.9665</text:p>
          </table:table-cell>
          <table:table-cell office:value-type="float" office:value="0.6483" calcext:value-type="float">
            <text:p>0.6483</text:p>
          </table:table-cell>
          <table:table-cell office:value-type="string" calcext:value-type="string">
            <text:p>XXX</text:p>
          </table:table-cell>
        </table:table-row>
        <table:table-row table:style-name="ro1" table:visibility="filter">
          <table:table-cell office:value-type="string" calcext:value-type="string">
            <text:p>2025-08-12 12:28:01</text:p>
          </table:table-cell>
          <table:table-cell office:value-type="string" calcext:value-type="string">
            <text:p>A_woman_in_a_maids_costume_ascends_a_challenging_indoor_climbing_wall_with_a_follow_cinematic_shot_0.3.mp4</text:p>
          </table:table-cell>
          <table:table-cell office:value-type="string" calcext:value-type="string">
            <text:p>A woman in a maid's costume ascends a challenging indoor climbing wall with a follow cinematic shot</text:p>
          </table:table-cell>
          <table:table-cell office:value-type="float" office:value="0.3" calcext:value-type="float">
            <text:p>0.3</text:p>
          </table:table-cell>
          <table:table-cell office:value-type="float" office:value="0.3492" calcext:value-type="float">
            <text:p>0.3492</text:p>
          </table:table-cell>
          <table:table-cell office:value-type="float" office:value="19.3605" calcext:value-type="float">
            <text:p>19.3605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6463" calcext:value-type="float">
            <text:p>0.6463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28:46</text:p>
          </table:table-cell>
          <table:table-cell office:value-type="string" calcext:value-type="string">
            <text:p>A_woman_in_a_maids_costume_ascends_a_challenging_indoor_climbing_wall_with_a_follow_cinematic_shot_0.5.mp4</text:p>
          </table:table-cell>
          <table:table-cell office:value-type="string" calcext:value-type="string">
            <text:p>A woman in a maid's costume ascends a challenging indoor climbing wall with a follow cinematic shot</text:p>
          </table:table-cell>
          <table:table-cell office:value-type="float" office:value="0.5" calcext:value-type="float">
            <text:p>0.5</text:p>
          </table:table-cell>
          <table:table-cell office:value-type="float" office:value="0.307" calcext:value-type="float">
            <text:p>0.307</text:p>
          </table:table-cell>
          <table:table-cell office:value-type="float" office:value="18.8838" calcext:value-type="float">
            <text:p>18.8838</text:p>
          </table:table-cell>
          <table:table-cell office:value-type="float" office:value="0.9401" calcext:value-type="float">
            <text:p>0.9401</text:p>
          </table:table-cell>
          <table:table-cell office:value-type="float" office:value="0.6849" calcext:value-type="float">
            <text:p>0.6849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31:43</text:p>
          </table:table-cell>
          <table:table-cell office:value-type="string" calcext:value-type="string">
            <text:p>An_emperor_penguin_with_a_red_backpack_is_carving_on_a_paved_road_next_to_a_snowy_mountain_0.1.mp4</text:p>
          </table:table-cell>
          <table:table-cell office:value-type="string" calcext:value-type="string">
            <text:p>An emperor penguin with a red backpack is carving on a paved road next to a snowy mountain</text:p>
          </table:table-cell>
          <table:table-cell office:value-type="float" office:value="0.1" calcext:value-type="float">
            <text:p>0.1</text:p>
          </table:table-cell>
          <table:table-cell office:value-type="float" office:value="0.3117" calcext:value-type="float">
            <text:p>0.3117</text:p>
          </table:table-cell>
          <table:table-cell office:value-type="float" office:value="21.0268" calcext:value-type="float">
            <text:p>21.0268</text:p>
          </table:table-cell>
          <table:table-cell table:style-name="ce3" office:value-type="float" office:value="0.9794" calcext:value-type="float">
            <text:p>0.9794</text:p>
          </table:table-cell>
          <table:table-cell office:value-type="float" office:value="0.6861" calcext:value-type="float">
            <text:p>0.6861</text:p>
          </table:table-cell>
          <table:table-cell/>
        </table:table-row>
        <table:table-row table:style-name="ro1">
          <table:table-cell office:value-type="string" calcext:value-type="string">
            <text:p>2025-08-12 12:31:55</text:p>
          </table:table-cell>
          <table:table-cell office:value-type="string" calcext:value-type="string">
            <text:p>An_emperor_penguin_with_a_red_backpack_is_carving_on_a_paved_road_next_to_a_snowy_mountain_0.3.mp4</text:p>
          </table:table-cell>
          <table:table-cell office:value-type="string" calcext:value-type="string">
            <text:p>An emperor penguin with a red backpack is carving on a paved road next to a snowy mountain</text:p>
          </table:table-cell>
          <table:table-cell office:value-type="float" office:value="0.3" calcext:value-type="float">
            <text:p>0.3</text:p>
          </table:table-cell>
          <table:table-cell office:value-type="float" office:value="0.3142" calcext:value-type="float">
            <text:p>0.3142</text:p>
          </table:table-cell>
          <table:table-cell office:value-type="float" office:value="21.1811" calcext:value-type="float">
            <text:p>21.1811</text:p>
          </table:table-cell>
          <table:table-cell office:value-type="float" office:value="0.9795" calcext:value-type="float">
            <text:p>0.9795</text:p>
          </table:table-cell>
          <table:table-cell office:value-type="float" office:value="0.6827" calcext:value-type="float">
            <text:p>0.6827</text:p>
          </table:table-cell>
          <table:table-cell office:value-type="string" calcext:value-type="string">
            <text:p>XXX</text:p>
          </table:table-cell>
        </table:table-row>
        <table:table-row table:style-name="ro1" table:visibility="filter">
          <table:table-cell office:value-type="string" calcext:value-type="string">
            <text:p>2025-08-12 12:32:10</text:p>
          </table:table-cell>
          <table:table-cell office:value-type="string" calcext:value-type="string">
            <text:p>An_emperor_penguin_with_a_red_backpack_is_carving_on_a_paved_road_next_to_a_snowy_mountain_0.5.mp4</text:p>
          </table:table-cell>
          <table:table-cell office:value-type="string" calcext:value-type="string">
            <text:p>An emperor penguin with a red backpack is carving on a paved road next to a snowy mountain</text:p>
          </table:table-cell>
          <table:table-cell office:value-type="float" office:value="0.5" calcext:value-type="float">
            <text:p>0.5</text:p>
          </table:table-cell>
          <table:table-cell office:value-type="float" office:value="0.2876" calcext:value-type="float">
            <text:p>0.2876</text:p>
          </table:table-cell>
          <table:table-cell office:value-type="float" office:value="19.5712" calcext:value-type="float">
            <text:p>19.5712</text:p>
          </table:table-cell>
          <table:table-cell office:value-type="float" office:value="0.9729" calcext:value-type="float">
            <text:p>0.9729</text:p>
          </table:table-cell>
          <table:table-cell office:value-type="float" office:value="0.7094" calcext:value-type="float">
            <text:p>0.7094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32:42</text:p>
          </table:table-cell>
          <table:table-cell office:value-type="string" calcext:value-type="string">
            <text:p>A_skater_with_a_red_backpack_is_carving_on_a_paved_road_in_front_of_Tokyo_Skytree_0.1.mp4</text:p>
          </table:table-cell>
          <table:table-cell office:value-type="string" calcext:value-type="string">
            <text:p>A skater with a red backpack is carving on a paved road in front of Tokyo Skytree</text:p>
          </table:table-cell>
          <table:table-cell office:value-type="float" office:value="0.1" calcext:value-type="float">
            <text:p>0.1</text:p>
          </table:table-cell>
          <table:table-cell office:value-type="float" office:value="0.2952" calcext:value-type="float">
            <text:p>0.2952</text:p>
          </table:table-cell>
          <table:table-cell office:value-type="float" office:value="20.1273" calcext:value-type="float">
            <text:p>20.1273</text:p>
          </table:table-cell>
          <table:table-cell office:value-type="float" office:value="0.8993" calcext:value-type="float">
            <text:p>0.8993</text:p>
          </table:table-cell>
          <table:table-cell office:value-type="float" office:value="0.6913" calcext:value-type="float">
            <text:p>0.6913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32:56</text:p>
          </table:table-cell>
          <table:table-cell office:value-type="string" calcext:value-type="string">
            <text:p>A_skater_with_a_red_backpack_is_carving_on_a_paved_road_in_front_of_Tokyo_Skytree_0.3.mp4</text:p>
          </table:table-cell>
          <table:table-cell office:value-type="string" calcext:value-type="string">
            <text:p>A skater with a red backpack is carving on a paved road in front of Tokyo Skytree</text:p>
          </table:table-cell>
          <table:table-cell office:value-type="float" office:value="0.3" calcext:value-type="float">
            <text:p>0.3</text:p>
          </table:table-cell>
          <table:table-cell office:value-type="float" office:value="0.2718" calcext:value-type="float">
            <text:p>0.2718</text:p>
          </table:table-cell>
          <table:table-cell office:value-type="float" office:value="19.8673" calcext:value-type="float">
            <text:p>19.8673</text:p>
          </table:table-cell>
          <table:table-cell office:value-type="float" office:value="0.9575" calcext:value-type="float">
            <text:p>0.9575</text:p>
          </table:table-cell>
          <table:table-cell office:value-type="float" office:value="0.7224" calcext:value-type="float">
            <text:p>0.7224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33:08</text:p>
          </table:table-cell>
          <table:table-cell office:value-type="string" calcext:value-type="string">
            <text:p>A_skater_with_a_red_backpack_is_carving_on_a_paved_road_in_front_of_Tokyo_Skytree_0.5.mp4</text:p>
          </table:table-cell>
          <table:table-cell office:value-type="string" calcext:value-type="string">
            <text:p>A skater with a red backpack is carving on a paved road in front of Tokyo Skytree</text:p>
          </table:table-cell>
          <table:table-cell office:value-type="float" office:value="0.5" calcext:value-type="float">
            <text:p>0.5</text:p>
          </table:table-cell>
          <table:table-cell office:value-type="float" office:value="0.272" calcext:value-type="float">
            <text:p>0.272</text:p>
          </table:table-cell>
          <table:table-cell office:value-type="float" office:value="19.884" calcext:value-type="float">
            <text:p>19.884</text:p>
          </table:table-cell>
          <table:table-cell office:value-type="float" office:value="0.9212" calcext:value-type="float">
            <text:p>0.9212</text:p>
          </table:table-cell>
          <table:table-cell office:value-type="float" office:value="0.7202" calcext:value-type="float">
            <text:p>0.7202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33:59</text:p>
          </table:table-cell>
          <table:table-cell office:value-type="string" calcext:value-type="string">
            <text:p>A_skater_with_a_red_backpack_is_handstand_walking_on_a_paved_road_next_to_a_snowy_mountain_0.1.mp4</text:p>
          </table:table-cell>
          <table:table-cell office:value-type="string" calcext:value-type="string">
            <text:p>A skater with a red backpack is handstand walking on a paved road next to a snowy mountain</text:p>
          </table:table-cell>
          <table:table-cell office:value-type="float" office:value="0.1" calcext:value-type="float">
            <text:p>0.1</text:p>
          </table:table-cell>
          <table:table-cell office:value-type="float" office:value="0.339" calcext:value-type="float">
            <text:p>0.339</text:p>
          </table:table-cell>
          <table:table-cell office:value-type="float" office:value="19.9539" calcext:value-type="float">
            <text:p>19.9539</text:p>
          </table:table-cell>
          <table:table-cell office:value-type="float" office:value="0.9715" calcext:value-type="float">
            <text:p>0.9715</text:p>
          </table:table-cell>
          <table:table-cell office:value-type="float" office:value="0.6574" calcext:value-type="float">
            <text:p>0.6574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34:13</text:p>
          </table:table-cell>
          <table:table-cell office:value-type="string" calcext:value-type="string">
            <text:p>A_skater_with_a_red_backpack_is_handstand_walking_on_a_paved_road_next_to_a_snowy_mountain_0.3.mp4</text:p>
          </table:table-cell>
          <table:table-cell office:value-type="string" calcext:value-type="string">
            <text:p>A skater with a red backpack is handstand walking on a paved road next to a snowy mountain</text:p>
          </table:table-cell>
          <table:table-cell office:value-type="float" office:value="0.3" calcext:value-type="float">
            <text:p>0.3</text:p>
          </table:table-cell>
          <table:table-cell office:value-type="float" office:value="0.3138" calcext:value-type="float">
            <text:p>0.3138</text:p>
          </table:table-cell>
          <table:table-cell office:value-type="float" office:value="20.1097" calcext:value-type="float">
            <text:p>20.1097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6729" calcext:value-type="float">
            <text:p>0.6729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34:29</text:p>
          </table:table-cell>
          <table:table-cell office:value-type="string" calcext:value-type="string">
            <text:p>A_skater_with_a_red_backpack_is_handstand_walking_on_a_paved_road_next_to_a_snowy_mountain_0.5.mp4</text:p>
          </table:table-cell>
          <table:table-cell office:value-type="string" calcext:value-type="string">
            <text:p>A skater with a red backpack is handstand walking on a paved road next to a snowy mountain</text:p>
          </table:table-cell>
          <table:table-cell office:value-type="float" office:value="0.5" calcext:value-type="float">
            <text:p>0.5</text:p>
          </table:table-cell>
          <table:table-cell office:value-type="float" office:value="0.3516" calcext:value-type="float">
            <text:p>0.3516</text:p>
          </table:table-cell>
          <table:table-cell office:value-type="float" office:value="19.8595" calcext:value-type="float">
            <text:p>19.8595</text:p>
          </table:table-cell>
          <table:table-cell office:value-type="float" office:value="0.9376" calcext:value-type="float">
            <text:p>0.9376</text:p>
          </table:table-cell>
          <table:table-cell office:value-type="float" office:value="0.6412" calcext:value-type="float">
            <text:p>0.6412</text:p>
          </table:table-cell>
          <table:table-cell/>
        </table:table-row>
      </table:table>
      <table:named-expressions/>
      <table:database-ranges>
        <table:database-range table:name="__Anonymous_Sheet_DB__0" table:target-range-address="ALL.A1:ALL.I91" table:display-filter-buttons="true">
          <table:filter>
            <table:filter-and>
              <table:filter-condition table:value="XXX" table:operator="=" table:field-number="8">
                <table:filter-set-item table:value="XXX"/>
                <table:filter-set-item table:value="XXX(Subject)"/>
                <table:filter-set-item table:value="XXX(appearance)"/>
                <table:filter-set-item table:value="XXX(background)"/>
                <table:filter-set-item table:value="XXX(motion)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4T00:01:11.352941359</dc:date>
    <meta:editing-duration>PT4H44M30S</meta:editing-duration>
    <meta:editing-cycles>16</meta:editing-cycles>
    <meta:generator>LibreOffice/7.3.7.2$Linux_X86_64 LibreOffice_project/30$Build-2</meta:generator>
    <meta:document-statistic meta:table-count="1" meta:cell-count="739" meta:object-count="0"/>
  </office:meta>
</office:document-meta>
</file>